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ce style:name="Comfortaa" svg:font-family="Comfortaa"/>
    <style:font-face style:name="Lobster" svg:font-family="Lobster"/>
    <style:font-face style:name="Merriweather" svg:font-family="Merriweather"/>
    <style:font-face style:name="Scheherazade New" svg:font-family="'Scheherazade New'"/>
    <style:font-face style:name="Verdana" svg:font-family="Verdan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UI" svg:font-family="'Noto Sans UI'" style:font-family-generic="system" style:font-pitch="variable"/>
  </office:font-face-decls>
  <office:automatic-styles>
    <style:style style:name="co1" style:family="table-column">
      <style:table-column-properties fo:break-before="auto" style:column-width="5.096cm"/>
    </style:style>
    <style:style style:name="co2" style:family="table-column">
      <style:table-column-properties fo:break-before="auto" style:column-width="2.233cm"/>
    </style:style>
    <style:style style:name="co3" style:family="table-column">
      <style:table-column-properties fo:break-before="auto" style:column-width="1.984cm"/>
    </style:style>
    <style:style style:name="co4" style:family="table-column">
      <style:table-column-properties fo:break-before="auto" style:column-width="2.155cm"/>
    </style:style>
    <style:style style:name="co5" style:family="table-column">
      <style:table-column-properties fo:break-before="auto" style:column-width="2.842cm"/>
    </style:style>
    <style:style style:name="co6" style:family="table-column">
      <style:table-column-properties fo:break-before="auto" style:column-width="2.475cm"/>
    </style:style>
    <style:style style:name="co7" style:family="table-column">
      <style:table-column-properties fo:break-before="auto" style:column-width="9.629cm"/>
    </style:style>
    <style:style style:name="co8" style:family="table-column">
      <style:table-column-properties fo:break-before="auto" style:column-width="15.852cm"/>
    </style:style>
    <style:style style:name="co9" style:family="table-column">
      <style:table-column-properties fo:break-before="auto" style:column-width="0.661cm"/>
    </style:style>
    <style:style style:name="ro1" style:family="table-row">
      <style:table-row-properties style:row-height="0.921cm" fo:break-before="auto" style:use-optimal-row-height="true"/>
    </style:style>
    <style:style style:name="ro2" style:family="table-row">
      <style:table-row-properties style:row-height="0.736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778cm" fo:break-before="auto" style:use-optimal-row-height="true"/>
    </style:style>
    <style:style style:name="ro5" style:family="table-row">
      <style:table-row-properties style:row-height="0.709cm" fo:break-before="auto" style:use-optimal-row-height="true"/>
    </style:style>
    <style:style style:name="ro6" style:family="table-row">
      <style:table-row-properties style:row-height="2.738cm" fo:break-before="auto" style:use-optimal-row-height="true"/>
    </style:style>
    <style:style style:name="ro7" style:family="table-row">
      <style:table-row-properties style:row-height="0.499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556cm" fo:break-before="auto" style:use-optimal-row-height="false"/>
    </style:style>
    <style:style style:name="ro10" style:family="table-row">
      <style:table-row-properties style:row-height="0.529cm" fo:break-before="auto" style:use-optimal-row-height="true"/>
    </style:style>
    <style:style style:name="ro11" style:family="table-row">
      <style:table-row-properties style:row-height="0.579cm" fo:break-before="auto" style:use-optimal-row-height="true"/>
    </style:style>
    <style:style style:name="ro12" style:family="table-row">
      <style:table-row-properties style:row-height="2.157cm" fo:break-before="auto" style:use-optimal-row-height="true"/>
    </style:style>
    <style:style style:name="ro13" style:family="table-row">
      <style:table-row-properties style:row-height="1.104cm" fo:break-before="auto" style:use-optimal-row-height="true"/>
    </style:style>
    <style:style style:name="ro14" style:family="table-row">
      <style:table-row-properties style:row-height="1.632cm" fo:break-before="auto" style:use-optimal-row-height="true"/>
    </style:style>
    <style:style style:name="ta1" style:family="table" style:master-page-name="PageStyle_5f_4ncü_20_Derece">
      <style:table-properties table:display="true" style:writing-mode="lr-tb"/>
    </style:style>
    <style:style style:name="ta2" style:family="table" style:master-page-name="PageStyle_5f_Ebced_20_Ayrıntıları">
      <style:table-properties table:display="true" style:writing-mode="lr-tb"/>
    </style:style>
    <style:style style:name="ta3" style:family="table" style:master-page-name="PageStyle_5f_Vefk_20_Hakkında_20_Yardım">
      <style:table-properties table:display="true" style:writing-mode="lr-tb"/>
    </style:style>
    <style:style style:name="ce1" style:family="table-cell" style:parent-style-name="Default">
      <style:table-cell-properties fo:background-color="#ead1dc"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normal" style:font-size-asian="8pt" style:font-style-asian="normal" style:font-weight-asian="normal" style:font-name-complex="Merriweather" style:font-size-complex="8pt" style:font-style-complex="normal" style:font-weight-complex="normal"/>
    </style:style>
    <style:style style:name="ce2"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10pt" fo:font-style="normal" fo:text-shadow="none" style:text-underline-style="none" fo:font-weight="bold" style:font-size-asian="10pt" style:font-style-asian="normal" style:font-weight-asian="bold" style:font-name-complex="Merriweather" style:font-size-complex="10pt" style:font-style-complex="normal" style:font-weight-complex="bold"/>
    </style:style>
    <style:style style:name="ce6" style:family="table-cell" style:parent-style-name="Default">
      <style:table-cell-properties fo:background-color="#f5f5f5"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363636"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is-true-formula(LEN(TRIM([.A3]))&gt;0)" style:apply-style-name="ConditionalStyle_5f_4" style:base-cell-address="'4ncü Derece'.A3"/>
    </style:style>
    <style:style style:name="ce4" style:family="table-cell" style:parent-style-name="Default">
      <style:table-cell-properties fo:border-bottom="none" fo:background-color="#ead1dc" style:diagonal-bl-tr="none" style:diagonal-tl-br="none" style:text-align-source="fix" style:repeat-content="false" fo:wrap-option="no-wrap" fo:border-left="2.49pt solid #cfe2f3" style:direction="ltr" fo:border-right="2.49pt solid #cfe2f3" style:rotation-angle="0" style:rotation-align="none" style:shrink-to-fit="false" fo:border-top="2.49pt solid #cfe2f3"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10pt" fo:font-style="normal" fo:text-shadow="none" style:text-underline-style="none" fo:font-weight="bold" style:font-size-asian="10pt" style:font-style-asian="normal" style:font-weight-asian="bold" style:font-name-complex="Merriweather" style:font-size-complex="10pt" style:font-style-complex="normal" style:font-weight-complex="bold"/>
    </style:style>
    <style:style style:name="ce104" style:family="table-cell" style:parent-style-name="Default">
      <style:table-cell-properties fo:background-color="#ffffff" style:diagonal-bl-tr="none" style:diagonal-tl-br="none" style:text-align-source="value-type" style:repeat-content="false" fo:wrap-option="no-wrap" fo:border="2.49pt solid #cfe2f3" style:direction="ltr" style:rotation-angle="0" style:rotation-align="none" style:shrink-to-fit="false" style:vertical-align="middle" loext:vertical-justify="auto"/>
      <style:paragraph-properties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is-true-formula(LEN(TRIM([.A3]))&gt;0)" style:apply-style-name="ConditionalStyle_5f_4" style:base-cell-address="'4ncü Derece'.A3"/>
    </style:style>
    <style:style style:name="ce8" style:family="table-cell" style:parent-style-name="Default">
      <style:table-cell-properties fo:background-color="#d9ead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none" fo:background-color="#fce5cd" style:diagonal-bl-tr="none" style:diagonal-tl-br="none" style:text-align-source="fix" style:repeat-content="false" fo:wrap-option="wrap" fo:border-left="2.49pt solid #c9daf8" style:direction="ltr" fo:border-right="2.49pt solid #cfe2f3" style:rotation-angle="0" style:rotation-align="none" style:shrink-to-fit="false" fo:border-top="none" style:vertical-align="middle" loext:vertical-justify="auto"/>
      <style:paragraph-properties fo:text-align="start" css3t:text-justify="auto" fo:margin-left="0cm" style:writing-mode="page"/>
      <style:text-properties fo:color="#6d9eeb" style:text-outline="false" style:text-line-through-style="none" style:text-line-through-type="none" style:font-name="Comfortaa" fo:font-size="9pt" fo:font-style="normal" fo:text-shadow="none" style:text-underline-style="none" fo:font-weight="bold" style:font-size-asian="9pt" style:font-style-asian="normal" style:font-weight-asian="bold" style:font-name-complex="Comfortaa" style:font-size-complex="9pt" style:font-style-complex="normal" style:font-weight-complex="bold"/>
    </style:style>
    <style:style style:name="ce10"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italic" fo:text-shadow="none" style:text-underline-style="none" fo:font-weight="normal" style:font-size-asian="11pt" style:font-style-asian="italic" style:font-weight-asian="normal" style:font-name-complex="Merriweather" style:font-size-complex="11pt" style:font-style-complex="italic" style:font-weight-complex="normal"/>
    </style:style>
    <style:style style:name="ce12"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center" css3t:text-justify="auto" fo:margin-left="0cm" style:writing-mode="page"/>
      <style:text-properties fo:color="#741b47"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13" style:family="table-cell" style:parent-style-name="Default">
      <style:table-cell-properties fo:border-bottom="none" style:diagonal-bl-tr="none" style:diagonal-tl-br="none" fo:border-left="0.74pt solid #f4cccc" fo:border-right="0.74pt solid #f4ccc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f4cccc" style:diagonal-bl-tr="none" style:diagonal-tl-br="none" fo:border-left="0.74pt solid #f4cccc" fo:border-right="0.74pt solid #f4ccc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81" style:family="table-cell" style:parent-style-name="Default">
      <style:table-cell-properties fo:background-color="#ffffff"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152" style:family="table-cell" style:parent-style-name="Default">
      <style:table-cell-properties fo:border-bottom="2.49pt solid #cfe2f3" fo:background-color="#dbe8f3" style:diagonal-bl-tr="none" style:diagonal-tl-br="none" style:text-align-source="fix" style:repeat-content="false" fo:wrap-option="no-wrap" fo:border-left="none" style:direction="ltr" fo:border-right="2.49pt solid #cfe2f3" style:rotation-angle="0" style:rotation-align="none" style:shrink-to-fit="false" fo:border-top="2.49pt solid #cfe2f3" style:vertical-align="middle" loext:vertical-justify="auto"/>
      <style:paragraph-properties fo:text-align="center" css3t:text-justify="auto" fo:margin-left="0cm" style:writing-mode="page"/>
      <style:text-properties fo:color="#9fc5e8"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153" style:family="table-cell" style:parent-style-name="Default">
      <style:table-cell-properties fo:background-color="#dbe8f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9fc5e8"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24" style:family="table-cell" style:parent-style-name="Default">
      <style:table-cell-properties fo:border-bottom="2.49pt solid #cfe2f3" style:diagonal-bl-tr="none" style:diagonal-tl-br="none" fo:border-left="none" fo:border-right="2.49pt solid #cfe2f3" style:rotation-align="none" fo:border-top="2.49pt solid #cfe2f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f4cccc" style:diagonal-bl-tr="none" style:diagonal-tl-br="none" fo:border-left="none" fo:border-right="none" style:rotation-align="none" fo:border-top="0.74pt solid #f4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style:text-align-source="fix" style:repeat-content="false" fo:wrap-option="wrap"/>
      <style:paragraph-properties fo:text-align="start" fo:margin-left="0cm"/>
      <style:text-properties style:text-outline="false" style:text-line-through-style="none" style:text-line-through-type="none" fo:font-size="14pt" fo:language="en" fo:country="US"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74pt solid #f4cccc" fo:background-color="#f4cccc" style:diagonal-bl-tr="none" style:diagonal-tl-br="none" style:text-align-source="fix" style:repeat-content="false" fo:wrap-option="no-wrap" fo:border-left="0.74pt solid #f4cccc" style:direction="ltr" fo:border-right="none" style:rotation-angle="0" style:rotation-align="none" style:shrink-to-fit="false" fo:border-top="0.74pt solid #f4cccc"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data-style-name="N0">
      <style:table-cell-properties fo:background-color="#d9ead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12pt" fo:font-style="normal" fo:text-shadow="none" style:text-underline-style="none" fo:font-weight="bold" style:font-size-asian="12pt" style:font-style-asian="normal" style:font-weight-asian="bold" style:font-name-complex="Merriweather" style:font-size-complex="12pt" style:font-style-complex="normal" style:font-weight-complex="bold"/>
    </style:style>
    <style:style style:name="ce31"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33" style:family="table-cell" style:parent-style-name="Default">
      <style:table-cell-properties fo:background-color="#cfe2f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map style:condition="cell-content()=0" style:apply-style-name="ConditionalStyle_5f_3" style:base-cell-address="'4ncü Derece'.D3"/>
    </style:style>
    <style:style style:name="ce35" style:family="table-cell" style:parent-style-name="Default">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bold" style:font-size-asian="14pt" style:font-style-asian="normal" style:font-weight-asian="bold" style:font-name-complex="Lobster" style:font-size-complex="14pt" style:font-style-complex="normal" style:font-weight-complex="bold"/>
    </style:style>
    <style:style style:name="ce36" style:family="table-cell" style:parent-style-name="Default">
      <style:table-cell-properties fo:border-bottom="0.74pt solid #f4cccc" style:diagonal-bl-tr="none" style:diagonal-tl-br="none" fo:border-left="none" fo:border-right="0.74pt solid #f4cccc" style:rotation-align="none" fo:border-top="0.74pt solid #f4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ad1dc"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39" style:family="table-cell" style:parent-style-name="Default">
      <style:table-cell-properties fo:background-color="#cfe2f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167" style:family="table-cell" style:parent-style-name="Default" style:data-style-name="N0">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41" style:family="table-cell" style:parent-style-name="Default">
      <style:table-cell-properties fo:border-bottom="none" style:diagonal-bl-tr="none" style:diagonal-tl-br="none" fo:border-left="none" fo:border-right="2.49pt solid #cfe2f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fffff"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map style:condition="cell-content()=&quot;Ekle&quot;" style:apply-style-name="ConditionalStyle_5f_1" style:base-cell-address="'4ncü Derece'.F3"/>
    </style:style>
    <style:style style:name="ce44" style:family="table-cell" style:parent-style-name="Default">
      <style:table-cell-properties fo:background-color="#ffffff"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map style:condition="cell-content()=&quot;Ekle&quot;" style:apply-style-name="ConditionalStyle_5f_1" style:base-cell-address="'4ncü Derece'.F3"/>
    </style:style>
    <style:style style:name="ce45" style:family="table-cell" style:parent-style-name="Default">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7pt" fo:font-style="normal" fo:text-shadow="none" style:text-underline-style="none" fo:font-weight="bold" style:font-size-asian="7pt" style:font-style-asian="normal" style:font-weight-asian="bold" style:font-name-complex="Merriweather" style:font-size-complex="7pt" style:font-style-complex="normal" style:font-weight-complex="bold"/>
    </style:style>
    <style:style style:name="ce46" style:family="table-cell" style:parent-style-name="Default">
      <style:table-cell-properties fo:background-color="#fce5c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e06666" style:text-outline="false" style:text-line-through-style="none" style:text-line-through-type="none" style:font-name="Comfortaa" fo:font-size="7pt" fo:font-style="normal" fo:text-shadow="none" style:text-underline-style="none" fo:font-weight="bold" style:font-size-asian="7pt" style:font-style-asian="normal" style:font-weight-asian="bold" style:font-name-complex="Comfortaa" style:font-size-complex="7pt" style:font-style-complex="normal" style:font-weight-complex="bold"/>
    </style:style>
    <style:style style:name="ce47" style:family="table-cell" style:parent-style-name="Default">
      <style:table-cell-properties fo:border-bottom="none" fo:background-color="#ffffff" style:diagonal-bl-tr="none" style:diagonal-tl-br="none" style:text-align-source="fix" style:repeat-content="false" fo:wrap-option="wrap" fo:border-left="2.49pt solid #d9ead3"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18pt" fo:font-style="normal" fo:text-shadow="none" style:text-underline-style="none" fo:font-weight="bold" style:font-size-asian="18pt" style:font-style-asian="normal" style:font-weight-asian="bold" style:font-name-complex="Merriweather" style:font-size-complex="18pt" style:font-style-complex="normal" style:font-weight-complex="bold"/>
    </style:style>
    <style:style style:name="ce180" style:family="table-cell" style:parent-style-name="Default">
      <style:table-cell-properties fo:border-bottom="2.49pt solid #d9ead3" fo:background-color="#b6d7a8"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49" style:family="table-cell" style:parent-style-name="Default">
      <style:table-cell-properties fo:border-bottom="none" fo:background-color="#d9ead3"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177" style:family="table-cell" style:parent-style-name="Default" style:data-style-name="N0">
      <style:table-cell-properties fo:border-bottom="2.49pt solid #d9ead3" fo:background-color="#f4cccc"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cc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51" style:family="table-cell" style:parent-style-name="Default">
      <style:table-cell-properties fo:border-bottom="2.49pt solid #d9ead3" fo:background-color="#d9ead3" style:diagonal-bl-tr="none" style:diagonal-tl-br="none" style:text-align-source="fix" style:repeat-content="false" fo:wrap-option="no-wrap" fo:border-left="none" style:direction="ltr" fo:border-right="2.49pt solid #d9ead3" style:rotation-angle="0" style:rotation-align="none" style:shrink-to-fit="false" fo:border-top="2.49pt solid #d9ead3" style:vertical-align="top" loext:vertical-justify="auto"/>
      <style:paragraph-properties fo:text-align="center" css3t:text-justify="auto" fo:margin-left="0cm" style:writing-mode="page"/>
      <style:text-properties fo:color="#0b5394"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2" style:family="table-cell" style:parent-style-name="Default">
      <style:table-cell-properties fo:background-color="#ead1dc"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11pt" fo:font-style="normal" fo:text-shadow="none" style:text-underline-style="none" fo:font-weight="normal" style:font-size-asian="11pt" style:font-style-asian="normal" style:font-weight-asian="normal" style:font-name-complex="Merriweather" style:font-size-complex="11pt" style:font-style-complex="normal" style:font-weight-complex="normal"/>
    </style:style>
    <style:style style:name="ce185" style:family="table-cell" style:parent-style-name="Default">
      <style:table-cell-properties fo:border-bottom="2.49pt solid #d9ead3" fo:background-color="#ffffff" style:diagonal-bl-tr="none" style:diagonal-tl-br="none" style:text-align-source="fix" style:repeat-content="false" fo:wrap-option="no-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6" style:family="table-cell" style:parent-style-name="Default">
      <style:table-cell-properties fo:border-bottom="2.49pt solid #d9ead3" fo:background-color="#9dc3e6" style:diagonal-bl-tr="none" style:diagonal-tl-br="none" style:text-align-source="fix" style:repeat-content="false" fo:wrap-option="no-wrap" fo:border-left="none" style:direction="ltr" fo:border-right="none" style:rotation-angle="0" style:rotation-align="none" style:shrink-to-fit="false" fo:border-top="2.49pt solid #d9ead3"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5" style:family="table-cell" style:parent-style-name="Default">
      <style:table-cell-properties fo:border-bottom="2.49pt solid #d9ead3" fo:background-color="#d9ead3" style:diagonal-bl-tr="none" style:diagonal-tl-br="none" style:text-align-source="fix" style:repeat-content="false" fo:wrap-option="wrap" fo:border-left="none" style:direction="ltr" fo:border-right="none" style:rotation-angle="0" style:rotation-align="none" style:shrink-to-fit="false" fo:border-top="2.49pt solid #d9ead3" style:vertical-align="middle" loext:vertical-justify="auto"/>
      <style:paragraph-properties fo:text-align="end" css3t:text-justify="auto" fo:margin-left="0cm" style:writing-mode="page"/>
      <style:text-properties fo:color="#b6d7a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138" style:family="table-cell" style:parent-style-name="Default">
      <style:table-cell-properties fo:border-bottom="2.49pt solid #d9ead3"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2.49pt solid #d9ead3" fo:background-color="#d9ead3" style:diagonal-bl-tr="none" style:diagonal-tl-br="none" style:text-align-source="fix" style:repeat-content="false" fo:wrap-option="wrap" fo:border-left="none" style:direction="ltr" fo:border-right="none" style:rotation-angle="0" style:rotation-align="none" style:shrink-to-fit="false" fo:border-top="2.49pt solid #d9ead3" style:vertical-align="middle" loext:vertical-justify="auto"/>
      <style:paragraph-properties fo:text-align="center" css3t:text-justify="auto" fo:margin-left="0cm" style:writing-mode="page"/>
      <style:text-properties fo:color="#3c78d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58" style:family="table-cell" style:parent-style-name="Default">
      <style:table-cell-properties fo:border-bottom="2.49pt solid #c9daf8" fo:background-color="#fff2cc" style:diagonal-bl-tr="none" style:diagonal-tl-br="none" style:text-align-source="fix" style:repeat-content="false" fo:wrap-option="wrap" fo:border-left="2.49pt solid #cfe2f3" style:direction="ltr" fo:border-right="2.49pt solid #c9daf8" style:rotation-angle="0" style:rotation-align="none" style:shrink-to-fit="false" fo:border-top="none" style:vertical-align="middle" loext:vertical-justify="auto"/>
      <style:paragraph-properties fo:text-align="center" css3t:text-justify="auto" fo:margin-left="0cm" style:writing-mode="page"/>
      <style:text-properties fo:color="#6d9eeb" style:text-outline="false" style:text-line-through-style="none" style:text-line-through-type="none" style:font-name="Comfortaa" fo:font-size="9pt" fo:font-style="normal" fo:text-shadow="none" style:text-underline-style="solid" style:text-underline-width="auto" style:text-underline-color="font-color" fo:font-weight="normal" style:font-size-asian="9pt" style:font-style-asian="normal" style:font-weight-asian="normal" style:font-name-complex="Comfortaa" style:font-size-complex="9pt" style:font-style-complex="normal" style:font-weight-complex="normal"/>
    </style:style>
    <style:style style:name="ce59" style:family="table-cell" style:parent-style-name="Default">
      <style:table-cell-properties fo:border-bottom="none" fo:background-color="#c9daf8" style:diagonal-bl-tr="none" style:diagonal-tl-br="none" style:text-align-source="fix" style:repeat-content="false" fo:wrap-option="wrap" fo:border-left="2.49pt solid #cfe2f3" style:direction="ltr" fo:border-right="none" style:rotation-angle="0" style:rotation-align="none" style:shrink-to-fit="false" fo:border-top="2.49pt solid #c9daf8" style:vertical-align="top" loext:vertical-justify="auto"/>
      <style:paragraph-properties fo:text-align="end" css3t:text-justify="auto" fo:margin-left="0cm" style:writing-mode="page"/>
      <style:text-properties fo:color="#6d9eeb"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Cambria"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188"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12pt" fo:font-style="normal" fo:text-shadow="none" style:text-underline-style="none" fo:font-weight="bold" style:font-size-asian="12pt" style:font-style-asian="normal" style:font-weight-asian="bold" style:font-name-complex="Merriweather" style:font-size-complex="12pt" style:font-style-complex="normal" style:font-weight-complex="bold"/>
    </style:style>
    <style:style style:name="ce197" style:family="table-cell" style:parent-style-name="Default">
      <style:table-cell-properties fo:background-color="#b6d7a8"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63" style:family="table-cell" style:parent-style-name="Default">
      <style:table-cell-properties fo:border-bottom="none" fo:background-color="#d9ead3" style:diagonal-bl-tr="none" style:diagonal-tl-br="none" style:text-align-source="fix" style:repeat-content="false" fo:wrap-option="wrap" fo:border-left="2.49pt solid #d9ead3"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191" style:family="table-cell" style:parent-style-name="Default" style:data-style-name="N0">
      <style:table-cell-properties fo:background-color="#f4cccc"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cc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00"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530260"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94"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68" style:family="table-cell" style:parent-style-name="Default">
      <style:table-cell-properties fo:border-bottom="2.49pt solid #d9ead3" style:diagonal-bl-tr="none" style:diagonal-tl-br="none" fo:border-left="2.49pt solid #d9ead3"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c78d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70" style:family="table-cell" style:parent-style-name="Default">
      <style:table-cell-properties fo:border-bottom="2.49pt solid #c9daf8"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2.49pt solid #c9daf8"/>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75" style:family="table-cell" style:parent-style-name="Default">
      <style:table-cell-properties fo:border-bottom="2.49pt solid #d9ead3" style:diagonal-bl-tr="none" style:diagonal-tl-br="none" fo:border-left="none" fo:border-right="2.49pt solid #d9ead3"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ffffff"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77" style:family="table-cell" style:parent-style-name="Default">
      <style:table-cell-properties fo:background-color="#ffffff"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8"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79" style:family="table-cell" style:parent-style-name="Default">
      <style:table-cell-properties fo:border-bottom="none" style:diagonal-bl-tr="none" style:diagonal-tl-br="none" fo:border-left="none" fo:border-right="none"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top" loext:vertical-justify="auto"/>
      <style:paragraph-properties fo:text-align="center" css3t:text-justify="auto" fo:margin-left="0cm" style:writing-mode="page"/>
      <style:text-properties fo:color="#e69138"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8"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Lobster"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170" style:family="table-cell" style:parent-style-name="Default">
      <style:table-cell-properties fo:background-color="#e2f0d9"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Scheherazade New" fo:font-size="18pt" fo:font-style="normal" fo:text-shadow="none" style:text-underline-style="none" fo:font-weight="normal" style:font-size-asian="18pt" style:font-style-asian="normal" style:font-weight-asian="normal" style:font-size-complex="18pt" style:font-style-complex="normal" style:font-weight-complex="normal"/>
      <style:map style:condition="is-true-formula(LEN(TRIM([.J13]))&gt;0)" style:apply-style-name="ConditionalStyle_5f_1" style:base-cell-address="'4ncü Derece'.J13"/>
    </style:style>
    <style:style style:name="ce83" style:family="table-cell" style:parent-style-name="Default">
      <style:table-cell-properties fo:border-bottom="2.49pt solid #d9ead3" fo:background-color="#d9ead3" style:diagonal-bl-tr="none" style:diagonal-tl-br="none" style:text-align-source="fix" style:repeat-content="false" fo:wrap-option="no-wrap" fo:border-left="2.49pt solid #d9ead3" style:direction="ltr" fo:border-right="2.49pt solid #d9ead3" style:rotation-angle="0" style:rotation-align="none" style:shrink-to-fit="false" fo:border-top="non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4"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b6d7a8"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8pt" fo:font-style="normal" fo:text-shadow="none" style:text-underline-style="none" fo:font-weight="normal" style:font-size-asian="8pt" style:font-style-asian="normal" style:font-weight-asian="normal" style:font-name-complex="Comfortaa" style:font-size-complex="8pt" style:font-style-complex="normal" style:font-weight-complex="normal"/>
    </style:style>
    <style:style style:name="ce86"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87" style:family="table-cell" style:parent-style-name="Default">
      <style:table-cell-properties fo:background-color="#b6d7a8"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8pt" fo:font-style="normal" fo:text-shadow="none" style:text-underline-style="none" fo:font-weight="normal" style:font-size-asian="8pt" style:font-style-asian="normal" style:font-weight-asian="normal" style:font-name-complex="Comfortaa" style:font-size-complex="8pt" style:font-style-complex="normal" style:font-weight-complex="normal"/>
    </style:style>
    <style:style style:name="ce88"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bottom" loext:vertical-justify="auto"/>
      <style:paragraph-properties fo:text-align="center" css3t:text-justify="auto" fo:margin-left="0cm" style:writing-mode="page"/>
      <style:text-properties fo:color="#e06666"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9"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e6913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0" style:family="table-cell" style:parent-style-name="Default">
      <style:table-cell-properties fo:border-bottom="none" style:diagonal-bl-tr="none" style:diagonal-tl-br="none" fo:border-left="2.49pt solid #d9ead3"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2.49pt solid #d9ead3" style:diagonal-bl-tr="none" style:diagonal-tl-br="none" fo:border-left="2.49pt solid #d9ead3"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d9ead3" style:diagonal-bl-tr="none" style:diagonal-tl-br="none" style:text-align-source="value-type" style:repeat-content="false" fo:wrap-option="no-wrap" fo:border="2.49pt solid #d9ead3" style:direction="ltr" style:rotation-angle="0" style:rotation-align="none" style:shrink-to-fit="false" style:vertical-align="middle" loext:vertical-justify="auto"/>
      <style:paragraph-properties css3t:text-justify="auto" fo:margin-left="0cm" style:writing-mode="page"/>
      <style:text-properties fo:color="#cc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3"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9pt" fo:font-style="normal" fo:text-shadow="none" style:text-underline-style="none" fo:font-weight="bold" style:font-size-asian="9pt" style:font-style-asian="normal" style:font-weight-asian="bold" style:font-name-complex="Merriweather" style:font-size-complex="9pt" style:font-style-complex="normal" style:font-weight-complex="bold"/>
    </style:style>
    <style:style style:name="ce221"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95"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c9daf8"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6" style:family="table-cell" style:parent-style-name="Default">
      <style:table-cell-properties fo:border-bottom="none" style:diagonal-bl-tr="none" style:diagonal-tl-br="none" fo:border-left="none" fo:border-right="2.49pt solid #d9ead3"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2.49pt solid #d9ead3" style:diagonal-bl-tr="none" style:diagonal-tl-br="none" fo:border-left="none"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2.49pt solid #c9daf8" style:diagonal-bl-tr="none" style:diagonal-tl-br="none" fo:border-left="none" fo:border-right="2.49pt solid #c9daf8"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none" fo:background-color="#c9daf8" style:diagonal-bl-tr="none" style:diagonal-tl-br="none" style:text-align-source="fix" style:repeat-content="false" fo:wrap-option="wrap" fo:border-left="none" style:direction="ltr" fo:border-right="2.49pt solid #c9daf8" style:rotation-angle="0" style:rotation-align="none" style:shrink-to-fit="false" fo:border-top="2.49pt solid #c9daf8" style:vertical-align="top" loext:vertical-justify="auto"/>
      <style:paragraph-properties fo:text-align="start" css3t:text-justify="auto" fo:margin-left="0cm" style:writing-mode="page"/>
      <style:text-properties fo:color="#1155cc" style:text-outline="false" style:text-line-through-style="none" style:text-line-through-type="none" style:font-name="Comfortaa" fo:font-size="9pt" fo:font-style="normal" fo:text-shadow="none" style:text-underline-style="solid" style:text-underline-width="auto" style:text-underline-color="font-color" fo:font-weight="bold" style:font-size-asian="9pt" style:font-style-asian="normal" style:font-weight-asian="bold" style:font-name-complex="Comfortaa" style:font-size-complex="9pt" style:font-style-complex="normal" style:font-weight-complex="bold"/>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1" style:family="table-cell" style:parent-style-name="Default">
      <style:table-cell-properties style:rotation-align="none"/>
      <style:text-properties fo:color="#7e379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2"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42" style:family="table-cell" style:parent-style-name="Default">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3" style:family="table-cell" style:parent-style-name="Default" style:data-style-name="N0">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4"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bottom"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Default">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000000"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1"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2"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3"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end"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7" style:family="table-cell" style:parent-style-name="Default">
      <style:table-cell-properties fo:border-bottom="2.49pt solid #ffffff" style:diagonal-bl-tr="none" style:diagonal-tl-br="none" fo:border-left="2.49pt solid #ffffff" fo:border-right="2.49pt solid #000000" style:rotation-align="none" fo:border-top="2.49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8" style:family="table-cell" style:parent-style-name="Default">
      <style:table-cell-properties fo:border-bottom="2.49pt solid #ffffff"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table-cell-properties fo:border-bottom="2.49pt solid #000000"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6.864cm" fo:min-width="2.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8cm" fo:min-width="2.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stroke="solid" svg:stroke-width="0cm" svg:stroke-color="#000000" draw:marker-start="Çizgi_20_ucu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119cm" fo:min-width="2.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lr-tb"/>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lr-tb"/>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fo:color="#000000" loext:opacity="100%" style:text-outline="false" style:text-line-through-style="none" style:text-line-through-type="none" style:text-position="0% 100%" fo:font-family="Calibri" style:font-family-generic="swiss" fo:font-size="10pt" fo:language="tr" fo:country="TR" fo:font-style="normal" fo:text-shadow="none" style:text-underline-style="none" fo:font-weight="normal" style:text-underline-mode="continuous" style:text-overline-mode="continuous" style:text-line-through-mode="continuous" style:font-name-asian="Noto Sans U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e1"/>
      <style:paragraph-properties fo:text-align="start" style:text-autospace="none" style:line-break="normal" style:writing-mode="page"/>
      <style:text-properties fo:color="#000000" loext:opacity="100%" style:text-outline="false" style:text-line-through-style="none" style:text-line-through-type="none" style:text-position="0% 100%" fo:font-family="Calibri" style:font-family-generic="swiss" fo:font-size="10pt" fo:language="tr" fo:country="TR" fo:font-style="normal" fo:text-shadow="none" style:text-underline-style="none" fo:font-weight="normal" style:text-underline-mode="continuous" style:text-overline-mode="continuous" style:text-line-through-mode="continuous" style:font-name-asian="Noto Sans U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sort-ascending" table:base-cell-address="'4ncü Derece'.A3">
          <table:help-message table:display="true">
            <text:p>Listedeki metni seçebilir ya da kendiniz girebilirsiniz</text:p>
          </table:help-message>
        </table:content-validation>
        <table:content-validation table:name="val2"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sort-ascending" table:base-cell-address="'4ncü Derece'.A5">
          <table:help-message table:display="true">
            <text:p>Listedeki metni seçebilir ya da kendiniz girebilirsiniz</text:p>
          </table:help-message>
        </table:content-validation>
        <table:content-validation table:name="val3" table:condition="of:cell-content-is-in-list(&quot;0&quot;;&quot;1&quot;;&quot;2&quot;;&quot;3&quot;;&quot;4&quot;;&quot;5&quot;;&quot;6&quot;;&quot;7&quot;;&quot;8&quot;;&quot;9&quot;;&quot;10&quot;;&quot;11&quot;;&quot;12&quot;;&quot;13&quot;;&quot;14&quot;;&quot;15&quot;)" table:allow-empty-cell="true" table:display-list="unsorted" table:base-cell-address="'4ncü Derece'.B3"/>
        <table:content-validation table:name="val4" table:condition="of:cell-content-is-in-list(&quot;1&quot;;&quot;2&quot;)" table:allow-empty-cell="true" table:display-list="unsorted" table:base-cell-address="'4ncü Derece'.C3"/>
        <table:content-validation table:name="val5" table:condition="of:cell-content-is-in-list(&quot;Ekle&quot;;&quot;Çıkar&quot;)" table:allow-empty-cell="true" table:display-list="unsorted" table:base-cell-address="'4ncü Derece'.F3">
          <table:help-message table:display="true">
            <text:p>Belirteçle test edilen unsuru Toplam'a ekleyebilir, çıkartabilirsiniz.</text:p>
          </table:help-message>
          <table:error-message table:message-type="stop" table:display="true"/>
        </table:content-validation>
        <table:content-validation table:name="val6" table:condition="of:cell-content-is-in-list(&quot;Ekle&quot;;&quot;Çıkar&quot;)" table:allow-empty-cell="true" table:display-list="unsorted" table:base-cell-address="'4ncü Derece'.F5">
          <table:error-message table:message-type="stop" table:display="true"/>
        </table:content-validation>
        <table:content-validation table:name="val7" table:condition="of:cell-content-is-in-list(&quot;A&quot;;&quot;B&quot;;&quot;C&quot;;&quot;D&quot;)" table:allow-empty-cell="true" table:display-list="unsorted" table:base-cell-address="'4ncü Derece'.G1">
          <table:error-message table:message-type="stop" table:display="true"/>
        </table:content-validation>
        <table:content-validation table:name="val8" table:condition="of:cell-content-is-in-list(&quot;İbranice&quot;;&quot;Arapça&quot;;&quot;Türkçe&quot;)" table:allow-empty-cell="true" table:display-list="unsorted" table:base-cell-address="'4ncü Derece'.G13">
          <table:error-message table:message-type="stop" table:display="true"/>
        </table:content-validation>
        <table:content-validation table:name="val9" table:condition="of:cell-content-is-in-list(&quot;Mod 1&quot;;&quot;Mod 2&quot;)" table:allow-empty-cell="true" table:display-list="unsorted" table:base-cell-address="'Vefk Hakkında Yardım'.G14">
          <table:help-message table:display="true">
            <text:p>1000'den büyük harf dönüşümlerinde ÇOĞUL ekle</text:p>
          </table:help-message>
          <table:error-message table:message-type="stop" table:display="true"/>
        </table:content-validation>
        <table:content-validation table:name="val10" table:condition="of:cell-content-is-in-list(&quot;0&quot;;&quot;1&quot;;&quot;2&quot;;&quot;3&quot;;&quot;4&quot;;&quot;5&quot;;&quot;6&quot;;&quot;7&quot;;&quot;8&quot;;&quot;9&quot;;&quot;10&quot;;&quot;11&quot;;&quot;12&quot;;&quot;35&quot;;&quot;72&quot;;&quot;146&quot;)" table:allow-empty-cell="true" table:display-list="unsorted" table:base-cell-address="'4ncü Derece'.I12"/>
        <table:content-validation table:name="val11" table:condition="of:cell-content-is-in-list(&quot;ULVI-Y&quot;;&quot;SUFLI&quot;;&quot;ŞER&quot;;&quot;ءيل&quot;;&quot;ULVI&quot;)" table:allow-empty-cell="true" table:display-list="unsorted" table:base-cell-address="'4ncü Derece'.I13"/>
      </table:content-validations>
      <table:table table:name="4ncü Dere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5" table:default-cell-style-name="Default"/>
        <table:table-column table:style-name="co6" table:number-columns-repeated="53" table:default-cell-style-name="Default"/>
        <table:table-row table:style-name="ro1">
          <table:table-cell table:style-name="ce1" office:value-type="string" calcext:value-type="string" table:number-columns-spanned="6" table:number-rows-spanned="1">
            <text:p>Bilgisayarınıza LibreOffice Hesap Tablosu kurarsanız muhtemelen makrolar daha hızlı çalışır.</text:p>
          </table:table-cell>
          <table:covered-table-cell table:number-columns-repeated="5"/>
          <table:table-cell table:style-name="ce47" table:content-validation-name="val7" office:value-type="string" calcext:value-type="string">
            <text:p>B</text:p>
          </table:table-cell>
          <table:table-cell table:style-name="ce188" office:value-type="string" calcext:value-type="string" table:number-columns-spanned="3" table:number-rows-spanned="1">
            <text:p>4'lü Vefk (Döndürebilirsin)</text:p>
          </table:table-cell>
          <table:covered-table-cell table:number-columns-repeated="2"/>
          <table:table-cell table:style-name="ce85" table:formula="of:=[.J2]+[.I3]+[.H4]+[.G5]" office:value-type="float" office:value="66" calcext:value-type="float">
            <text:p>66</text:p>
          </table:table-cell>
          <table:table-cell table:style-name="ce100" table:number-columns-repeated="17"/>
          <table:table-cell table:number-columns-repeated="36"/>
        </table:table-row>
        <table:table-row table:style-name="ro2">
          <table:table-cell table:style-name="ce2" office:value-type="string" calcext:value-type="string">
            <text:p>🠳 Arapça İsim 🠳</text:p>
          </table:table-cell>
          <table:table-cell table:style-name="ce20" office:value-type="string" calcext:value-type="string">
            <text:p>Tablo Kodu</text:p>
          </table:table-cell>
          <table:table-cell table:style-name="ce20" office:value-type="string" calcext:value-type="string">
            <text:p>Şedde Ayarı</text:p>
          </table:table-cell>
          <table:table-cell table:style-name="ce32" table:formula="of:=IF([.B3]=5;&quot;Harf Adedi&quot;;&quot;Ebced Değeri&quot;)" office:value-type="string" office:string-value="Ebced Değeri" calcext:value-type="string">
            <text:p>Ebced Değeri</text:p>
          </table:table-cell>
          <table:table-cell table:style-name="ce38" office:value-type="string" calcext:value-type="string">
            <text:p>99'lu Tesbihle</text:p>
          </table:table-cell>
          <table:table-cell table:style-name="ce38" office:value-type="string" calcext:value-type="string">
            <text:p>Toplama Ekle</text:p>
          </table:table-cell>
          <table:table-cell table:style-name="ce180" table:formula="of:=IF([.G1]=&quot;A&quot;;ROUNDDOWN(([.D18]-30)/4)+3;IF([.G1]=&quot;B&quot;;ROUNDDOWN(([.D18]-30)/4)+IF((([.D18]-30)/4)-ROUNDDOWN(([.D18]-30)/4)&gt;=3/4;1;0);IF([.G1]=&quot;C&quot;;ROUNDDOWN(([.D18]-30)/4)+12+IF((([.D18]-30)/4)-ROUNDDOWN(([.D18]-30)/4)&gt;=2/4;1;0);IF([.G1]=&quot;D&quot;;ROUNDDOWN(([.D18]-30)/4)+15+IF((([.D18]-30)/4)-ROUNDDOWN(([.D18]-30)/4)&gt;=1/4;1;0);))))" office:value-type="float" office:value="9" calcext:value-type="float">
            <text:p>9</text:p>
          </table:table-cell>
          <table:table-cell table:style-name="ce197" table:formula="of:=IF([.G1]=&quot;A&quot;;ROUNDDOWN(([.D18]-30)/4)+13+IF((([.D18]-30)/4)-ROUNDDOWN(([.D18]-30)/4)&gt;=1/4;1;0);IF([.G1]=&quot;B&quot;;ROUNDDOWN(([.D18]-30)/4)+11+IF((([.D18]-30)/4)-ROUNDDOWN(([.D18]-30)/4)&gt;=1/4;1;0);IF([.G1]=&quot;C&quot;;ROUNDDOWN(([.D18]-30)/4)+2+IF((([.D18]-30)/4)-ROUNDDOWN(([.D18]-30)/4)&gt;=3/4;1;0);IF([.G1]=&quot;D&quot;;ROUNDDOWN(([.D18]-30)/4)+4+IF((([.D18]-30)/4)-ROUNDDOWN(([.D18]-30)/4)&gt;=3/4;1;0);))))" office:value-type="float" office:value="20" calcext:value-type="float">
            <text:p>20</text:p>
          </table:table-cell>
          <table:table-cell table:style-name="ce197" table:formula="of:=IF([.G1]=&quot;A&quot;;ROUNDDOWN(([.D18]-30)/4)+14+IF((([.D18]-30)/4)-ROUNDDOWN(([.D18]-30)/4)&gt;=2/4;1;0);IF([.G1]=&quot;B&quot;;ROUNDDOWN(([.D18]-30)/4)+7;IF([.G1]=&quot;C&quot;;ROUNDDOWN(([.D18]-30)/4)+1;IF([.G1]=&quot;D&quot;;ROUNDDOWN(([.D18]-30)/4)+8+IF((([.D18]-30)/4)-ROUNDDOWN(([.D18]-30)/4)&gt;=2/4;1;0);))))" office:value-type="float" office:value="16" calcext:value-type="float">
            <text:p>16</text:p>
          </table:table-cell>
          <table:table-cell table:style-name="ce197" table:formula="of:=IF([.G1]=&quot;A&quot;;ROUNDDOWN(([.D18]-30)/4)+IF((([.D18]-30)/4)-ROUNDDOWN(([.D18]-30)/4)&gt;=3/4;1;0);IF([.G1]=&quot;B&quot;;ROUNDDOWN(([.D18]-30)/4)+12+IF((([.D18]-30)/4)-ROUNDDOWN(([.D18]-30)/4)&gt;=2/4;1;0);IF([.G1]=&quot;C&quot;;ROUNDDOWN(([.D18]-30)/4)+15+IF((([.D18]-30)/4)-ROUNDDOWN(([.D18]-30)/4)&gt;=1/4;1;0);IF([.G1]=&quot;D&quot;;ROUNDDOWN(([.D18]-30)/4)+3;))))" office:value-type="float" office:value="21" calcext:value-type="float">
            <text:p>21</text:p>
          </table:table-cell>
          <table:table-cell table:style-name="ce86" table:formula="of:=SUM([.G2:.J2])" office:value-type="float" office:value="66" calcext:value-type="float">
            <text:p>66</text:p>
          </table:table-cell>
          <table:table-cell table:style-name="ce100"/>
          <table:table-cell table:style-name="ce101" table:number-columns-repeated="3"/>
          <table:table-cell table:style-name="ce100" table:number-columns-repeated="13"/>
          <table:table-cell table:number-columns-repeated="36"/>
        </table:table-row>
        <table:table-row table:style-name="ro2">
          <table:table-cell table:style-name="ce6" table:content-validation-name="val1" office:value-type="string" calcext:value-type="string">
            <text:p>الله</text:p>
          </table:table-cell>
          <table:table-cell table:style-name="ce81" table:content-validation-name="val3" office:value-type="float" office:value="1" calcext:value-type="float">
            <text:p>1</text:p>
          </table:table-cell>
          <table:table-cell table:style-name="ce81" table:content-validation-name="val4" office:value-type="float" office:value="1" calcext:value-type="float">
            <text:p>1</text:p>
          </table:table-cell>
          <table:table-cell table:style-name="ce33" table:formula="of:=NUMBERVALUE(IF([.F3]=&quot;Ekle&quot;;IF([.A3]=&quot;&quot;;0;IF([.C3]=1;ABJAD(SAF([.A3];&quot;&quot;);[.B3];[.C3]);ABJAD([.A3];[.B3];[.C3])));0))" office:value-type="float" office:value="66" calcext:value-type="float">
            <text:p>66</text:p>
          </table:table-cell>
          <table:table-cell table:style-name="ce39" table:formula="of:=IF([.D3]=0;&quot;&quot;;TESBIH([.D3];25;99;33))" office:value-type="string" office:string-value="[2X33]" calcext:value-type="string">
            <text:p>[2X33]</text:p>
          </table:table-cell>
          <table:table-cell table:style-name="ce43" table:content-validation-name="val5" office:value-type="string" calcext:value-type="string">
            <text:p>Ekle</text:p>
          </table:table-cell>
          <table:table-cell table:style-name="ce180" table:formula="of:=IF([.G1]=&quot;A&quot;;ROUNDDOWN(([.D18]-30)/4)+8+IF((([.D18]-30)/4)-ROUNDDOWN(([.D18]-30)/4)&gt;=2/4;1;0);IF([.G1]=&quot;B&quot;;ROUNDDOWN(([.D18]-30)/4)+14+IF((([.D18]-30)/4)-ROUNDDOWN(([.D18]-30)/4)&gt;=2/4;1;0);IF([.G1]=&quot;C&quot;;ROUNDDOWN(([.D18]-30)/4)+7;IF([.G1]=&quot;D&quot;;ROUNDDOWN(([.D18]-30)/4)+1;))))" office:value-type="float" office:value="23" calcext:value-type="float">
            <text:p>23</text:p>
          </table:table-cell>
          <table:table-cell table:style-name="ce197" table:formula="of:=IF([.G1]=&quot;A&quot;;ROUNDDOWN(([.D18]-30)/4)+6+IF((([.D18]-30)/4)-ROUNDDOWN(([.D18]-30)/4)&gt;=3/4;1;0);IF([.G1]=&quot;B&quot;;ROUNDDOWN(([.D18]-30)/4)+5;IF([.G1]=&quot;C&quot;;ROUNDDOWN(([.D18]-30)/4)+9+IF((([.D18]-30)/4)-ROUNDDOWN(([.D18]-30)/4)&gt;=1/4;1;0);IF([.G1]=&quot;D&quot;;ROUNDDOWN(([.D18]-30)/4)+10+IF((([.D18]-30)/4)-ROUNDDOWN(([.D18]-30)/4)&gt;=2/4;1;0);))))" office:value-type="float" office:value="14" calcext:value-type="float">
            <text:p>14</text:p>
          </table:table-cell>
          <table:table-cell table:style-name="ce197" table:formula="of:=IF([.G1]=&quot;A&quot;;ROUNDDOWN(([.D18]-30)/4)+5;IF([.G1]=&quot;B&quot;;ROUNDDOWN(([.D18]-30)/4)+9+IF((([.D18]-30)/4)-ROUNDDOWN(([.D18]-30)/4)&gt;=1/4;1;0);IF([.G1]=&quot;C&quot;;ROUNDDOWN(([.D18]-30)/4)+10+IF((([.D18]-30)/4)-ROUNDDOWN(([.D18]-30)/4)&gt;=2/4;1;0);IF([.G1]=&quot;D&quot;;ROUNDDOWN(([.D18]-30)/4)+6+IF((([.D18]-30)/4)-ROUNDDOWN(([.D18]-30)/4)&gt;=3/4;1;0);))))" office:value-type="float" office:value="18" calcext:value-type="float">
            <text:p>18</text:p>
          </table:table-cell>
          <table:table-cell table:style-name="ce197" table:formula="of:=IF([.G1]=&quot;A&quot;;ROUNDDOWN(([.D18]-30)/4)+11+IF((([.D18]-30)/4)-ROUNDDOWN(([.D18]-30)/4)&gt;=1/4;1;0);IF([.G1]=&quot;B&quot;;ROUNDDOWN(([.D18]-30)/4)+2+IF((([.D18]-30)/4)-ROUNDDOWN(([.D18]-30)/4)&gt;=3/4;1;0);IF([.G1]=&quot;C&quot;;ROUNDDOWN(([.D18]-30)/4)+4+IF((([.D18]-30)/4)-ROUNDDOWN(([.D18]-30)/4)&gt;=3/4;1;0);IF([.G1]=&quot;D&quot;;ROUNDDOWN(([.D18]-30)/4)+13+IF((([.D18]-30)/4)-ROUNDDOWN(([.D18]-30)/4)&gt;=1/4;1;0);))))" office:value-type="float" office:value="11" calcext:value-type="float">
            <text:p>11</text:p>
          </table:table-cell>
          <table:table-cell table:style-name="ce86" table:formula="of:=SUM([.G3:.J3])" office:value-type="float" office:value="66" calcext:value-type="float">
            <text:p>66</text:p>
          </table:table-cell>
          <table:table-cell table:style-name="ce100" table:number-columns-repeated="17"/>
          <table:table-cell table:number-columns-repeated="36"/>
        </table:table-row>
        <table:table-row table:style-name="ro2">
          <table:table-cell table:style-name="ce4" office:value-type="string" calcext:value-type="string">
            <text:p>🠳 Arapça Metin Girişi 🠳</text:p>
          </table:table-cell>
          <table:table-cell table:style-name="ce20" office:value-type="string" calcext:value-type="string">
            <office:annotation draw:style-name="gr1" draw:text-style-name="P2" svg:width="8.451cm" svg:height="7.064cm" svg:x="7.726cm" svg:y="3.212cm" draw:caption-point-x="-0.408cm" draw:caption-point-y="-0.811cm">
              <dc:date>2022-08-15T00:00:00</dc:date>
              <text:p text:style-name="P1"><text:span text:style-name="T1">Asgari Ebced 0</text:span></text:p>
              <text:p text:style-name="P1"><text:span text:style-name="T1">Sağir Ebced 1</text:span></text:p>
              <text:p text:style-name="P1"><text:span text:style-name="T1">Kebir Ebced 2</text:span></text:p>
              <text:p text:style-name="P1"><text:span text:style-name="T1">Ekber Ebced 3</text:span></text:p>
              <text:p text:style-name="P1"><text:span text:style-name="T1"/></text:p>
              <text:p text:style-name="P1"><text:span text:style-name="T1">Asgari Frekans 11</text:span></text:p>
              <text:p text:style-name="P1"><text:span text:style-name="T1">Sağir Frekans 12</text:span></text:p>
              <text:p text:style-name="P1"><text:span text:style-name="T1">Kebir Frekans 13</text:span></text:p>
              <text:p text:style-name="P1"><text:span text:style-name="T1">Ekber Frekans 14</text:span></text:p>
              <text:p text:style-name="P1"><text:span text:style-name="T1"/></text:p>
              <text:p text:style-name="P1"><text:span text:style-name="T1">Buradaki frekans, harfin Kuran'da kullanılma sıklığı.</text:span></text:p>
              <text:p text:style-name="P1"><text:span text:style-name="T1"><text:tab/></text:span><text:span text:style-name="T1">-Abdil Murat ÜNALAN</text:span></text:p>
            </office:annotation>
            <text:p>Tablo Kodu</text:p>
          </table:table-cell>
          <table:table-cell table:style-name="ce20" office:value-type="string" calcext:value-type="string">
            <office:annotation draw:style-name="gr2" draw:text-style-name="P2" svg:width="9.308cm" svg:height="1.508cm" svg:x="9.709cm" svg:y="3.212cm" draw:caption-point-x="-0.406cm" draw:caption-point-y="-0.811cm">
              <dc:date>2022-08-15T00:00:00</dc:date>
              <text:p text:style-name="P1"><text:span text:style-name="T1">Şeddeli harfler çift hesaplanacaksa 2, tekse 1.</text:span></text:p>
              <text:p text:style-name="P1"><text:span text:style-name="T1"><text:tab/></text:span><text:span text:style-name="T1">-Abdil Murat ÜNALAN</text:span></text:p>
            </office:annotation>
            <text:p>Şedde Ayarı</text:p>
          </table:table-cell>
          <table:table-cell table:style-name="ce32" table:formula="of:=IF([.B3]=5;&quot;Harf Adedi&quot;;&quot;Ebced Değeri&quot;)" office:value-type="string" office:string-value="Ebced Değeri" calcext:value-type="string">
            <text:p>Ebced Değeri</text:p>
          </table:table-cell>
          <table:table-cell table:style-name="ce38" office:value-type="string" calcext:value-type="string">
            <text:p>99'lu Tesbihle</text:p>
          </table:table-cell>
          <table:table-cell table:style-name="ce38" office:value-type="string" calcext:value-type="string">
            <text:p>Toplama Ekle</text:p>
          </table:table-cell>
          <table:table-cell table:style-name="ce180" table:formula="of:=IF([.G1]=&quot;A&quot;;ROUNDDOWN(([.D18]-30)/4)+4+IF((([.D18]-30)/4)-ROUNDDOWN(([.D18]-30)/4)&gt;=3/4;1;0);IF([.G1]=&quot;B&quot;;ROUNDDOWN(([.D18]-30)/4)+13+IF((([.D18]-30)/4)-ROUNDDOWN(([.D18]-30)/4)&gt;=1/4;1;0);IF([.G1]=&quot;C&quot;;ROUNDDOWN(([.D18]-30)/4)+11+IF((([.D18]-30)/4)-ROUNDDOWN(([.D18]-30)/4)&gt;=1/4;1;0);IF([.G1]=&quot;D&quot;;ROUNDDOWN(([.D18]-30)/4)+2+IF((([.D18]-30)/4)-ROUNDDOWN(([.D18]-30)/4)&gt;=3/4;1;0);))))" office:value-type="float" office:value="22" calcext:value-type="float">
            <text:p>22</text:p>
          </table:table-cell>
          <table:table-cell table:style-name="ce197" table:formula="of:=IF([.G1]=&quot;A&quot;;ROUNDDOWN(([.D18]-30)/4)+10+IF((([.D18]-30)/4)-ROUNDDOWN(([.D18]-30)/4)&gt;=2/4;1;0);IF([.G1]=&quot;B&quot;;ROUNDDOWN(([.D18]-30)/4)+6+IF((([.D18]-30)/4)-ROUNDDOWN(([.D18]-30)/4)&gt;=3/4;1;0);IF([.G1]=&quot;C&quot;;ROUNDDOWN(([.D18]-30)/4)+5;IF([.G1]=&quot;D&quot;;ROUNDDOWN(([.D18]-30)/4)+9+IF((([.D18]-30)/4)-ROUNDDOWN(([.D18]-30)/4)&gt;=1/4;1;0);))))" office:value-type="float" office:value="15" calcext:value-type="float">
            <text:p>15</text:p>
          </table:table-cell>
          <table:table-cell table:style-name="ce197" table:formula="of:=IF([.G1]=&quot;A&quot;;ROUNDDOWN(([.D18]-30)/4)+9+IF((([.D18]-30)/4)-ROUNDDOWN(([.D18]-30)/4)&gt;=1/4;1;0);IF([.G1]=&quot;B&quot;;ROUNDDOWN(([.D18]-30)/4)+10+IF((([.D18]-30)/4)-ROUNDDOWN(([.D18]-30)/4)&gt;=2/4;1;0);IF([.G1]=&quot;C&quot;;ROUNDDOWN(([.D18]-30)/4)+6+IF((([.D18]-30)/4)-ROUNDDOWN(([.D18]-30)/4)&gt;=3/4;1;0);IF([.G1]=&quot;D&quot;;ROUNDDOWN(([.D18]-30)/4)+5;))))" office:value-type="float" office:value="19" calcext:value-type="float">
            <text:p>19</text:p>
          </table:table-cell>
          <table:table-cell table:style-name="ce197" table:formula="of:=IF([.G1]=&quot;A&quot;;ROUNDDOWN(([.D18]-30)/4)+7;IF([.G1]=&quot;B&quot;;ROUNDDOWN(([.D18]-30)/4)+1;IF([.G1]=&quot;C&quot;;ROUNDDOWN(([.D18]-30)/4)+8+IF((([.D18]-30)/4)-ROUNDDOWN(([.D18]-30)/4)&gt;=2/4;1;0);IF([.G1]=&quot;D&quot;;ROUNDDOWN(([.D18]-30)/4)+14+IF((([.D18]-30)/4)-ROUNDDOWN(([.D18]-30)/4)&gt;=2/4;1;0);))))" office:value-type="float" office:value="10" calcext:value-type="float">
            <text:p>10</text:p>
          </table:table-cell>
          <table:table-cell table:style-name="ce86" table:formula="of:=SUM([.G4:.J4])" office:value-type="float" office:value="66" calcext:value-type="float">
            <text:p>66</text:p>
          </table:table-cell>
          <table:table-cell table:style-name="ce100" table:number-columns-repeated="17"/>
          <table:table-cell table:number-columns-repeated="36"/>
        </table:table-row>
        <table:table-row table:style-name="ro2">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5]=&quot;Ekle&quot;;IF([.A5]=&quot;&quot;;0;IF([.C5]=1;ABJAD(SAF([.A5];&quot;&quot;);[.B5];[.C5]);ABJAD([.A5];[.B5];[.C5])));0))" office:value-type="float" office:value="0" calcext:value-type="float">
            <text:p>0</text:p>
          </table:table-cell>
          <table:table-cell table:style-name="ce39" table:formula="of:=IF([.D5]=0;&quot;&quot;;TESBIH([.D5];25;99;33))">
            <text:p/>
          </table:table-cell>
          <table:table-cell table:style-name="ce44" table:content-validation-name="val6" office:value-type="string" calcext:value-type="string">
            <text:p>Ekle</text:p>
          </table:table-cell>
          <table:table-cell table:style-name="ce180" table:formula="of:=IF([.G1]=&quot;A&quot;;ROUNDDOWN(([.D18]-30)/4)+15+IF((([.D18]-30)/4)-ROUNDDOWN(([.D18]-30)/4)&gt;=1/4;1;0);IF([.G1]=&quot;B&quot;;ROUNDDOWN(([.D18]-30)/4)+3;IF([.G1]=&quot;C&quot;;ROUNDDOWN(([.D18]-30)/4)+IF((([.D18]-30)/4)-ROUNDDOWN(([.D18]-30)/4)&gt;=3/4;1;0);IF([.G1]=&quot;D&quot;;ROUNDDOWN(([.D18]-30)/4)+12+IF((([.D18]-30)/4)-ROUNDDOWN(([.D18]-30)/4)&gt;=2/4;1;0);))))" office:value-type="float" office:value="12" calcext:value-type="float">
            <text:p>12</text:p>
          </table:table-cell>
          <table:table-cell table:style-name="ce197" table:formula="of:=IF([.G1]=&quot;A&quot;;ROUNDDOWN(([.D18]-30)/4)+1;IF([.G1]=&quot;B&quot;;ROUNDDOWN(([.D18]-30)/4)+8+IF((([.D18]-30)/4)-ROUNDDOWN(([.D18]-30)/4)&gt;=2/4;1;0);IF([.G1]=&quot;C&quot;;ROUNDDOWN(([.D18]-30)/4)+14+IF((([.D18]-30)/4)-ROUNDDOWN(([.D18]-30)/4)&gt;=2/4;1;0);IF([.G1]=&quot;D&quot;;ROUNDDOWN(([.D18]-30)/4)+7;))))" office:value-type="float" office:value="17" calcext:value-type="float">
            <text:p>17</text:p>
          </table:table-cell>
          <table:table-cell table:style-name="ce197" table:formula="of:=IF([.G1]=&quot;A&quot;;ROUNDDOWN(([.D18]-30)/4)+2+IF((([.D18]-30)/4)-ROUNDDOWN(([.D18]-30)/4)&gt;=3/4;1;0);IF([.G1]=&quot;B&quot;;ROUNDDOWN(([.D18]-30)/4)+4+IF((([.D18]-30)/4)-ROUNDDOWN(([.D18]-30)/4)&gt;=3/4;1;0);IF([.G1]=&quot;C&quot;;ROUNDDOWN(([.D18]-30)/4)+13+IF((([.D18]-30)/4)-ROUNDDOWN(([.D18]-30)/4)&gt;=1/4;1;0);IF([.G1]=&quot;D&quot;;ROUNDDOWN(([.D18]-30)/4)+11+IF((([.D18]-30)/4)-ROUNDDOWN(([.D18]-30)/4)&gt;=1/4;1;0);))))" office:value-type="float" office:value="13" calcext:value-type="float">
            <text:p>13</text:p>
          </table:table-cell>
          <table:table-cell table:style-name="ce197" table:formula="of:=IF([.G1]=&quot;A&quot;;ROUNDDOWN(([.D18]-30)/4)+12+IF((([.D18]-30)/4)-ROUNDDOWN(([.D18]-30)/4)&gt;=2/4;1;0);IF([.G1]=&quot;B&quot;;ROUNDDOWN(([.D18]-30)/4)+15+IF((([.D18]-30)/4)-ROUNDDOWN(([.D18]-30)/4)&gt;=1/4;1;0);IF([.G1]=&quot;C&quot;;ROUNDDOWN(([.D18]-30)/4)+3;IF([.G1]=&quot;D&quot;;ROUNDDOWN(([.D18]-30)/4)+IF((([.D18]-30)/4)-ROUNDDOWN(([.D18]-30)/4)&gt;=3/4;1;0);))))" office:value-type="float" office:value="24" calcext:value-type="float">
            <text:p>24</text:p>
          </table:table-cell>
          <table:table-cell table:style-name="ce86" table:formula="of:=SUM([.G5:.J5])" office:value-type="float" office:value="66" calcext:value-type="float">
            <text:p>66</text:p>
          </table:table-cell>
          <table:table-cell table:style-name="ce100" table:number-columns-repeated="17"/>
          <table:table-cell table:number-columns-repeated="36"/>
        </table:table-row>
        <table:table-row table:style-name="ro3">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6]=&quot;Ekle&quot;;IF([.A6]=&quot;&quot;;0;IF([.C6]=1;ABJAD(SAF([.A6];&quot;&quot;);[.B6];[.C6]);ABJAD([.A6];[.B6];[.C6])));0))" office:value-type="float" office:value="0" calcext:value-type="float">
            <text:p>0</text:p>
          </table:table-cell>
          <table:table-cell table:style-name="ce39" table:formula="of:=IF([.D6]=0;&quot;&quot;;TESBIH([.D6];25;99;33))">
            <text:p/>
          </table:table-cell>
          <table:table-cell table:style-name="ce44" table:content-validation-name="val6" office:value-type="string" calcext:value-type="string">
            <text:p>Ekle</text:p>
          </table:table-cell>
          <table:table-cell table:style-name="ce49" table:formula="of:=SUM([.G2:.G5])" office:value-type="float" office:value="66" calcext:value-type="float">
            <text:p>66</text:p>
          </table:table-cell>
          <table:table-cell table:style-name="ce63" table:formula="of:=SUM([.H2:.H5])" office:value-type="float" office:value="66" calcext:value-type="float">
            <text:p>66</text:p>
          </table:table-cell>
          <table:table-cell table:style-name="ce63" table:formula="of:=SUM([.I2:.I5])" office:value-type="float" office:value="66" calcext:value-type="float">
            <text:p>66</text:p>
          </table:table-cell>
          <table:table-cell table:style-name="ce63" table:formula="of:=SUM([.J2:.J5])" office:value-type="float" office:value="66" calcext:value-type="float">
            <text:p>66</text:p>
          </table:table-cell>
          <table:table-cell table:style-name="ce87" table:formula="of:=[.J5]+[.I4]+[.H3]+[.G2]" office:value-type="float" office:value="66" calcext:value-type="float">
            <text:p>66</text:p>
          </table:table-cell>
          <table:table-cell table:style-name="ce100" table:number-columns-repeated="17"/>
          <table:table-cell table:number-columns-repeated="3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7]=&quot;Ekle&quot;;IF([.A7]=&quot;&quot;;0;IF([.C7]=1;ABJAD(SAF([.A7];&quot;&quot;);[.B7];[.C7]);ABJAD([.A7];[.B7];[.C7])));0))" office:value-type="float" office:value="0" calcext:value-type="float">
            <text:p>0</text:p>
          </table:table-cell>
          <table:table-cell table:style-name="ce39" table:formula="of:=IF([.D7]=0;&quot;&quot;;TESBIH([.D7];25;99;33))">
            <text:p/>
          </table:table-cell>
          <table:table-cell table:style-name="ce44" table:content-validation-name="val6" office:value-type="string" calcext:value-type="string">
            <text:p>Ekle</text:p>
          </table:table-cell>
          <table:table-cell table:style-name="ce177" table:formula="of:=NUMBERS2ARAB([.G2])" office:value-type="string" office:string-value="٩" calcext:value-type="string">
            <text:p>٩</text:p>
          </table:table-cell>
          <table:table-cell table:style-name="ce191" table:formula="of:=NUMBERS2ARAB([.H2])" office:value-type="string" office:string-value="٢٠" calcext:value-type="string">
            <text:p>٢٠</text:p>
          </table:table-cell>
          <table:table-cell table:style-name="ce191" table:formula="of:=NUMBERS2ARAB([.I2])" office:value-type="string" office:string-value="١٦" calcext:value-type="string">
            <text:p>١٦</text:p>
          </table:table-cell>
          <table:table-cell table:style-name="ce191" table:formula="of:=NUMBERS2ARAB([.J2])" office:value-type="string" office:string-value="٢١" calcext:value-type="string">
            <text:p>٢١</text:p>
          </table:table-cell>
          <table:table-cell table:style-name="ce88" office:value-type="string" calcext:value-type="string">
            <text:p>🟕</text:p>
          </table:table-cell>
          <table:table-cell table:style-name="ce100" table:number-columns-repeated="17"/>
          <table:table-cell table:number-columns-repeated="3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8]=&quot;Ekle&quot;;IF([.A8]=&quot;&quot;;0;IF([.C8]=1;ABJAD(SAF([.A8];&quot;&quot;);[.B8];[.C8]);ABJAD([.A8];[.B8];[.C8])));0))" office:value-type="float" office:value="0" calcext:value-type="float">
            <text:p>0</text:p>
          </table:table-cell>
          <table:table-cell table:style-name="ce39" table:formula="of:=IF([.D8]=0;&quot;&quot;;TESBIH([.D8];25;99;33))">
            <text:p/>
          </table:table-cell>
          <table:table-cell table:style-name="ce44" table:content-validation-name="val6" office:value-type="string" calcext:value-type="string">
            <text:p>Ekle</text:p>
          </table:table-cell>
          <table:table-cell table:style-name="ce177" table:formula="of:=NUMBERS2ARAB([.G3])" office:value-type="string" office:string-value="٢٣" calcext:value-type="string">
            <text:p>٢٣</text:p>
          </table:table-cell>
          <table:table-cell table:style-name="ce191" table:formula="of:=NUMBERS2ARAB([.H3])" office:value-type="string" office:string-value="١٤" calcext:value-type="string">
            <text:p>١٤</text:p>
          </table:table-cell>
          <table:table-cell table:style-name="ce191" table:formula="of:=NUMBERS2ARAB([.I3])" office:value-type="string" office:string-value="١٨" calcext:value-type="string">
            <text:p>١٨</text:p>
          </table:table-cell>
          <table:table-cell table:style-name="ce191" table:formula="of:=NUMBERS2ARAB([.J3])" office:value-type="string" office:string-value="١١" calcext:value-type="string">
            <text:p>١١</text:p>
          </table:table-cell>
          <table:table-cell table:style-name="ce89" office:value-type="string" calcext:value-type="string" table:number-columns-spanned="1" table:number-rows-spanned="3">
            <text:p>ayil ekinin ebcedi 41 mi 51 mi dikkat et, hücre notlarını oku</text:p>
          </table:table-cell>
          <table:table-cell table:style-name="ce100" table:number-columns-repeated="17"/>
          <table:table-cell table:number-columns-repeated="3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9]=&quot;Ekle&quot;;IF([.A9]=&quot;&quot;;0;IF([.C9]=1;ABJAD(SAF([.A9];&quot;&quot;);[.B9];[.C9]);ABJAD([.A9];[.B9];[.C9])));0))" office:value-type="float" office:value="0" calcext:value-type="float">
            <text:p>0</text:p>
          </table:table-cell>
          <table:table-cell table:style-name="ce39" table:formula="of:=IF([.D9]=0;&quot;&quot;;TESBIH([.D9];25;99;33))">
            <text:p/>
          </table:table-cell>
          <table:table-cell table:style-name="ce44" table:content-validation-name="val6" office:value-type="string" calcext:value-type="string">
            <text:p>Ekle</text:p>
          </table:table-cell>
          <table:table-cell table:style-name="ce177" table:formula="of:=NUMBERS2ARAB([.G4])" office:value-type="string" office:string-value="٢٢" calcext:value-type="string">
            <text:p>٢٢</text:p>
          </table:table-cell>
          <table:table-cell table:style-name="ce191" table:formula="of:=NUMBERS2ARAB([.H4])" office:value-type="string" office:string-value="١٥" calcext:value-type="string">
            <text:p>١٥</text:p>
          </table:table-cell>
          <table:table-cell table:style-name="ce191" table:formula="of:=NUMBERS2ARAB([.I4])" office:value-type="string" office:string-value="١٩" calcext:value-type="string">
            <text:p>١٩</text:p>
          </table:table-cell>
          <table:table-cell table:style-name="ce191" table:formula="of:=NUMBERS2ARAB([.J4])" office:value-type="string" office:string-value="١٠" calcext:value-type="string">
            <text:p>١٠</text:p>
          </table:table-cell>
          <table:covered-table-cell table:style-name="ce90"/>
          <table:table-cell table:style-name="ce100" table:number-columns-repeated="17"/>
          <table:table-cell table:number-columns-repeated="3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0]=&quot;Ekle&quot;;IF([.A10]=&quot;&quot;;0;IF([.C10]=1;ABJAD(SAF([.A10];&quot;&quot;);[.B10];[.C10]);ABJAD([.A10];[.B10];[.C10])));0))" office:value-type="float" office:value="0" calcext:value-type="float">
            <text:p>0</text:p>
          </table:table-cell>
          <table:table-cell table:style-name="ce39" table:formula="of:=IF([.D10]=0;&quot;&quot;;TESBIH([.D10];25;99;33))">
            <text:p/>
          </table:table-cell>
          <table:table-cell table:style-name="ce44" table:content-validation-name="val6" office:value-type="string" calcext:value-type="string">
            <text:p>Ekle</text:p>
          </table:table-cell>
          <table:table-cell table:style-name="ce177" table:formula="of:=NUMBERS2ARAB([.G5])" office:value-type="string" office:string-value="١٢" calcext:value-type="string">
            <text:p>١٢</text:p>
          </table:table-cell>
          <table:table-cell table:style-name="ce191" table:formula="of:=NUMBERS2ARAB([.H5])" office:value-type="string" office:string-value="١٧" calcext:value-type="string">
            <text:p>١٧</text:p>
          </table:table-cell>
          <table:table-cell table:style-name="ce191" table:formula="of:=NUMBERS2ARAB([.I5])" office:value-type="string" office:string-value="١٣" calcext:value-type="string">
            <text:p>١٣</text:p>
          </table:table-cell>
          <table:table-cell table:style-name="ce191" table:formula="of:=NUMBERS2ARAB([.J5])" office:value-type="string" office:string-value="٢٤" calcext:value-type="string">
            <text:p>٢٤</text:p>
          </table:table-cell>
          <table:covered-table-cell table:style-name="ce91"/>
          <table:table-cell table:style-name="ce100" table:number-columns-repeated="17"/>
          <table:table-cell table:number-columns-repeated="3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1]=&quot;Ekle&quot;;IF([.A11]=&quot;&quot;;0;IF([.C11]=1;ABJAD(SAF([.A11];&quot;&quot;);[.B11];[.C11]);ABJAD([.A11];[.B11];[.C11])));0))" office:value-type="float" office:value="0" calcext:value-type="float">
            <text:p>0</text:p>
          </table:table-cell>
          <table:table-cell table:style-name="ce39" table:formula="of:=IF([.D11]=0;&quot;&quot;;TESBIH([.D11];25;99;33))">
            <text:p/>
          </table:table-cell>
          <table:table-cell table:style-name="ce44" table:content-validation-name="val6" office:value-type="string" calcext:value-type="string">
            <text:p>Ekle</text:p>
          </table:table-cell>
          <table:table-cell table:style-name="ce51" office:value-type="string" calcext:value-type="string">
            <text:p>🞊</text:p>
          </table:table-cell>
          <table:table-cell table:style-name="ce200" office:value-type="string" calcext:value-type="string" table:number-columns-spanned="2" table:number-rows-spanned="1">
            <text:p><text:a xlink:href="https://tinyurl.com/1v3fk" xlink:type="simple">https://tinyurl.com/1v3fk</text:a></text:p>
          </table:table-cell>
          <table:covered-table-cell table:style-name="ce75"/>
          <table:table-cell table:style-name="ce80" office:value-type="string" calcext:value-type="string">
            <text:p>🟗</text:p>
          </table:table-cell>
          <table:table-cell table:style-name="ce92"/>
          <table:table-cell table:style-name="ce100" table:number-columns-repeated="17"/>
          <table:table-cell table:number-columns-repeated="36"/>
        </table:table-row>
        <table:table-row table:style-name="ro1">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2]=&quot;Ekle&quot;;IF([.A12]=&quot;&quot;;0;IF([.C12]=1;ABJAD(SAF([.A12];&quot;&quot;);[.B12];[.C12]);ABJAD([.A12];[.B12];[.C12])));0))" office:value-type="float" office:value="0" calcext:value-type="float">
            <text:p>0</text:p>
          </table:table-cell>
          <table:table-cell table:style-name="ce39" table:formula="of:=IF([.D12]=0;&quot;&quot;;TESBIH([.D12];25;99;33))">
            <text:p/>
          </table:table-cell>
          <table:table-cell table:style-name="ce44" table:content-validation-name="val6" office:value-type="string" calcext:value-type="string">
            <text:p>Ekle</text:p>
          </table:table-cell>
          <table:table-cell table:style-name="ce52" office:value-type="string" calcext:value-type="string">
            <text:p>İstintak</text:p>
          </table:table-cell>
          <table:table-cell table:style-name="ce52" office:value-type="string" calcext:value-type="string">
            <text:p>Kaçıncı Bast</text:p>
          </table:table-cell>
          <table:table-cell table:style-name="ce76" table:content-validation-name="val10" office:value-type="float" office:value="5" calcext:value-type="float">
            <text:p>5</text:p>
          </table:table-cell>
          <table:table-cell table:style-name="ce208" table:formula="of:=IF([.C18]=&quot;Toplam&quot;;BASTET([.D18];[.I12];[.B3];[.C3];IF([.G13]=&quot;Arapça&quot;;&quot;ARABIC&quot;;IF([.G13]=&quot;Türkçe&quot;;&quot;TURKCE&quot;;&quot;HEBREW&quot;)));BASTET(SUM([.D5:.D17])+[.D3];[.I12];[.B3];[.C3];IF([.G13]=&quot;Arapça&quot;;&quot;ARABIC&quot;;IF([.G13]=&quot;Türkçe&quot;;&quot;TURKCE&quot;;&quot;HEBREW&quot;))))" office:value-type="float" office:value="1258" calcext:value-type="float">
            <text:p>1258</text:p>
          </table:table-cell>
          <table:table-cell table:style-name="ce93" office:value-type="string" calcext:value-type="string">
            <text:p>99'lu tesbihle <text:s/>🠳</text:p>
          </table:table-cell>
          <table:table-cell table:style-name="ce100" table:number-columns-repeated="17"/>
          <table:table-cell table:number-columns-repeated="36"/>
        </table:table-row>
        <table:table-row table:style-name="ro4">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3]=&quot;Ekle&quot;;IF([.A13]=&quot;&quot;;0;IF([.C13]=1;ABJAD(SAF([.A13];&quot;&quot;);[.B13];[.C13]);ABJAD([.A13];[.B13];[.C13])));0))" office:value-type="float" office:value="0" calcext:value-type="float">
            <text:p>0</text:p>
          </table:table-cell>
          <table:table-cell table:style-name="ce39" table:formula="of:=IF([.D13]=0;&quot;&quot;;TESBIH([.D13];25;99;33))">
            <text:p/>
          </table:table-cell>
          <table:table-cell table:style-name="ce44" table:content-validation-name="val6" office:value-type="string" calcext:value-type="string">
            <text:p>Ekle</text:p>
          </table:table-cell>
          <table:table-cell table:style-name="ce185" table:content-validation-name="val8" office:value-type="string" calcext:value-type="string">
            <text:p>Arapça</text:p>
          </table:table-cell>
          <table:table-cell table:style-name="ce52" office:value-type="string" calcext:value-type="string">
            <text:p>Hüddam Türü</text:p>
          </table:table-cell>
          <table:table-cell table:style-name="ce77" table:content-validation-name="val11" office:value-type="string" calcext:value-type="string">
            <text:p>ULVI</text:p>
          </table:table-cell>
          <table:table-cell table:style-name="ce170" table:formula="of:=IF([.I13]=&quot;ULVI-Y&quot;;IF([.B3]&lt;6;HUDDAM([.J12]+ABJAD(&quot;ي&quot;;1;[.C3]);&quot;ULVI&quot;;1+IF([.G14]=&quot;Mod 2&quot;;1;0));IF(5&lt;[.B3]&lt;11;HUDDAM([.J12]+ABJAD(&quot;ي&quot;;1;[.C3]);&quot;ULVI&quot;;7+IF([.G14]=&quot;Mod 2&quot;;1;0));HUDDAM([.J12]+ABJAD(&quot;ي&quot;;12;[.C3]);&quot;ULVI&quot;;12+IF([.G14]=&quot;Mod 2&quot;;1;0))));IF([.B3]&lt;6;HUDDAM([.J12];[.I13];1+IF([.G14]=&quot;Mod 2&quot;;1;0));IF([.B3]&lt;11;IF(5&lt;[.B3];HUDDAM([.J12];[.I13];7+IF([.G14]=&quot;Mod 2&quot;;1;0));&quot;&quot;);HUDDAM([.J12];[.I13];12+IF([.G14]=&quot;Mod 2&quot;;1;0)))))" office:value-type="string" office:string-value="غرزئيل" calcext:value-type="string">
            <office:annotation draw:style-name="gr3" draw:text-style-name="P4" svg:width="10.332cm" svg:height="2.319cm" svg:x="23.785cm" svg:y="9.1cm" draw:caption-point-x="3.351cm" draw:caption-point-y="0.195cm">
              <dc:date>2023-05-03T00:00:00</dc:date>
              <text:p text:style-name="P3">ULVI hüddam hesaplanırken hemze elif maksurayı 11 olarak hesapladığım için ayil 51 ediyor. Sadece hemze ile hesaplarsanız kitaptaki 41 eden örneklere daha çok uyarsınız. Hüddam fonksiyonunda harfe çevirilecek değere +10 ekleyerek de bu düzeltme denenebilir.</text:p>
              <text:p text:style-name="P3"><text:tab/>-Abdil Murat ÜNALAN (Sahur Özel)</text:p>
            </office:annotation>
            <text:p>غرزئيل</text:p>
          </table:table-cell>
          <table:table-cell table:style-name="ce221" table:formula="of:=TESBIH([.J12];25;99;33)" office:value-type="string" office:string-value="[12 tur][2X33][4 kalan]" calcext:value-type="string">
            <text:p>[12 tur][2X33][4 kalan]</text:p>
          </table:table-cell>
          <table:table-cell table:style-name="ce100" table:number-columns-repeated="17"/>
          <table:table-cell table:number-columns-repeated="36"/>
        </table:table-row>
        <table:table-row table:style-name="ro4">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4]=&quot;Ekle&quot;;IF([.A14]=&quot;&quot;;0;IF([.C14]=1;ABJAD(SAF([.A14];&quot;&quot;);[.B14];[.C14]);ABJAD([.A14];[.B14];[.C14])));0))" office:value-type="float" office:value="0" calcext:value-type="float">
            <text:p>0</text:p>
          </table:table-cell>
          <table:table-cell table:style-name="ce39" table:formula="of:=IF([.D14]=0;&quot;&quot;;TESBIH([.D14];25;99;33))">
            <text:p/>
          </table:table-cell>
          <table:table-cell table:style-name="ce44" table:content-validation-name="val6" office:value-type="string" calcext:value-type="string">
            <text:p>Ekle</text:p>
          </table:table-cell>
          <table:table-cell table:style-name="ce136" table:content-validation-name="val9" office:value-type="string" calcext:value-type="string">
            <text:p>Mod 1</text:p>
          </table:table-cell>
          <table:table-cell table:style-name="ce66" table:formula="of:=IF([.I13]=&quot;ULVI&quot;;&quot;😇&quot;;IF([.I13]=&quot;ULVI+10&quot;;&quot;😇&quot;;IF([.I13]=&quot;SUFLI&quot;;&quot;😼&quot;;IF([.I13]=&quot;ŞER&quot;;&quot;😈&quot;;&quot;💀&quot;))))" office:value-type="string" office:string-value="😇" calcext:value-type="string">
            <text:p>😇</text:p>
          </table:table-cell>
          <table:table-cell table:style-name="ce78" table:formula="of:=[.H14]" office:value-type="string" office:string-value="😇" calcext:value-type="string">
            <text:p>😇</text:p>
          </table:table-cell>
          <table:table-cell table:style-name="ce83" office:value-type="string" calcext:value-type="string">
            <text:p>⛥</text:p>
          </table:table-cell>
          <table:table-cell table:style-name="ce95"/>
          <table:table-cell table:style-name="ce100" table:number-columns-repeated="17"/>
          <table:table-cell table:number-columns-repeated="36"/>
        </table:table-row>
        <table:table-row table:style-name="ro3">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5]=&quot;Ekle&quot;;IF([.A15]=&quot;&quot;;0;IF([.C15]=1;ABJAD(SAF([.A15];&quot;&quot;);[.B15];[.C15]);ABJAD([.A15];[.B15];[.C15])));0))" office:value-type="float" office:value="0" calcext:value-type="float">
            <text:p>0</text:p>
          </table:table-cell>
          <table:table-cell table:style-name="ce39" table:formula="of:=IF([.D15]=0;&quot;&quot;;TESBIH([.D15];25;99;33))">
            <text:p/>
          </table:table-cell>
          <table:table-cell table:style-name="ce44" table:content-validation-name="val6" office:value-type="string" calcext:value-type="string">
            <text:p>Ekle</text:p>
          </table:table-cell>
          <table:table-cell table:style-name="ce55" table:formula="of:=COM.MICROSOFT.CONCAT(&quot;  🢡&quot;;IF([.C3]=1;ABJAD(SAF([.H15];&quot;&quot;);[.B3];[.C3]);ABJAD([.H15];[.B3];[.C3])))" office:value-type="string" office:string-value="  🢡4512" calcext:value-type="string" table:number-columns-spanned="1" table:number-rows-spanned="2">
            <text:p><text:s text:c="2"/>🢡4512</text:p>
          </table:table-cell>
          <table:table-cell table:style-name="ce194" office:value-type="string" calcext:value-type="string" table:number-columns-spanned="4" table:number-rows-spanned="2">
            <text:p>بِسْمِ اللّهِ الرَّحْمَنِ الرَّحِيمِ فَلَمَّا أَلْقَواْ قَالَ مُوسَى مَا جِئْتُم بِهِ السِّحْرُ إِنَّ اللّهَ سَيُبْطِلُهُ إِنَّ اللّهَ لاَ يُصْلِحُ عَمَلَ الْمُفْسِدِينَ وَيُحِقُّ اللّهُ الْحَقَّ بِكَلِمَاتِهِ وَلَوْ كَرِهَ الْمُجْرِمُونَ</text:p>
          </table:table-cell>
          <table:covered-table-cell table:number-columns-repeated="2" table:style-name="ce79"/>
          <table:covered-table-cell table:style-name="ce96"/>
          <table:table-cell table:style-name="ce100" table:number-columns-repeated="17"/>
          <table:table-cell table:number-columns-repeated="36"/>
        </table:table-row>
        <table:table-row table:style-name="ro3">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6]=&quot;Ekle&quot;;IF([.A16]=&quot;&quot;;0;IF([.C16]=1;ABJAD(SAF([.A16];&quot;&quot;);[.B16];[.C16]);ABJAD([.A16];[.B16];[.C16])));0))" office:value-type="float" office:value="0" calcext:value-type="float">
            <text:p>0</text:p>
          </table:table-cell>
          <table:table-cell table:style-name="ce39" table:formula="of:=IF([.D16]=0;&quot;&quot;;TESBIH([.D16];25;99;33))">
            <text:p/>
          </table:table-cell>
          <table:table-cell table:style-name="ce44" table:content-validation-name="val6" office:value-type="string" calcext:value-type="string">
            <text:p>Ekle</text:p>
          </table:table-cell>
          <table:covered-table-cell table:style-name="ce138"/>
          <table:covered-table-cell table:style-name="ce68"/>
          <table:covered-table-cell table:number-columns-repeated="2" table:style-name="ce138"/>
          <table:covered-table-cell table:style-name="ce97"/>
          <table:table-cell table:style-name="ce100" table:number-columns-repeated="17"/>
          <table:table-cell table:number-columns-repeated="36"/>
        </table:table-row>
        <table:table-row table:style-name="ro5">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7]=&quot;Ekle&quot;;IF([.A17]=&quot;&quot;;0;IF([.C17]=1;ABJAD(SAF([.A17];&quot;&quot;);[.B17];[.C17]);ABJAD([.A17];[.B17];[.C17])));0))" office:value-type="float" office:value="0" calcext:value-type="float">
            <text:p>0</text:p>
          </table:table-cell>
          <table:table-cell table:style-name="ce39" table:formula="of:=IF([.D17]=0;&quot;&quot;;TESBIH([.D17];25;99;33))">
            <text:p/>
          </table:table-cell>
          <table:table-cell table:style-name="ce44" table:content-validation-name="val6" office:value-type="string" calcext:value-type="string">
            <text:p>Ekle</text:p>
          </table:table-cell>
          <table:table-cell table:style-name="ce57" office:value-type="string" calcext:value-type="string">
            <text:p>🌸</text:p>
          </table:table-cell>
          <table:table-cell table:number-columns-repeated="4" table:style-name="ce69" office:value-type="string" calcext:value-type="string">
            <text:p>🌸</text:p>
          </table:table-cell>
          <table:table-cell table:style-name="ce100" table:number-columns-repeated="17"/>
          <table:table-cell table:number-columns-repeated="36"/>
        </table:table-row>
        <table:table-row table:style-name="ro2">
          <table:table-cell table:style-name="ce8" table:formula="of:=COM.MICROSOFT.CONCAT(COM.MICROSOFT.CONCAT(&quot;Tablo kodu: &quot;;IF([.B3]=0;&quot;Asgari ebced değeri&quot;;IF([.B3]=1;&quot;Sağir ebced değeri&quot;;IF([.B3]=2;&quot;Kebir ebced değeri&quot;;IF([.B3]=3;&quot;Ekber ebced değeri&quot;;IF([.B3]=4;&quot;Sağir ebced değeri + harf adedi&quot;; IF([.B3]=5;&quot;Harf adedi&quot;; IF([.B3]=6;&quot;Asgari mağribi ebced değeri&quot;; IF([.B3]=7;&quot;Sağir mağribi ebced değeri&quot;; IF([.B3]=8;&quot;Kebir mağribi ebced değeri&quot;; IF([.B3]=9;&quot;Ekber mağribi ebced değeri&quot;; IF([.B3]=10;&quot;Sağir mağribi ebced değeri + harf adedi&quot;; IF([.B3]=11;&quot;Asgari frekans ebced değeri&quot;;IF([.B3]=12;&quot;Sağir frekans ebced değeri&quot;;IF([.B3]=13;&quot;Kebir frekans ebced değeri&quot;;IF([.B3]=14;&quot;Ekber frekans ebced değeri&quot;;IF([.B3]=15;&quot;Sağir frekans ebced değeri + harf adedi&quot;;&quot;Tanımlanmamış tablo kodu&quot;)))))))))))))))));&quot; 🜨&quot;)" office:value-type="string" office:string-value="Tablo kodu: Sağir ebced değeri 🜨" calcext:value-type="string" table:number-columns-spanned="2" table:number-rows-spanned="1">
            <text:p>Tablo kodu: Sağir ebced değeri 🜨</text:p>
          </table:table-cell>
          <table:covered-table-cell table:style-name="ce24"/>
          <table:table-cell table:style-name="ce158" table:formula="of:=IF(SUM([.D5:.D17])+[.D3]=[.D18];&quot;Toplam&quot;; COM.MICROSOFT.CONCAT((HEPART(SUM([.D5:.D17])+[.D3];1)); &quot; katı&quot;))" office:value-type="string" office:string-value="Toplam" calcext:value-type="string">
            <text:p>Toplam</text:p>
          </table:table-cell>
          <table:table-cell table:style-name="ce35" table:formula="of:=IF((SUM([.D5:.D17])+[.D3])&gt;0;IF((ROUNDDOWN((SUM([.D5:.D17])+[.D3]-30)/4))&lt;1;HEPART(SUM([.D5:.D17])+[.D3]);SUM([.D5:.D17])+[.D3]);0)" office:value-type="float" office:value="66" calcext:value-type="float">
            <text:p>66</text:p>
          </table:table-cell>
          <table:table-cell table:style-name="ce167" table:formula="of:=IF([.C18]=&quot;Toplam&quot;;TESBIH([.D18];25;99;33);TESBIH(SUM([.D5:.D17]);25;99;33))" office:value-type="string" office:string-value="[2X33]" calcext:value-type="string">
            <text:p>[2X33]</text:p>
          </table:table-cell>
          <table:table-cell table:style-name="ce45" table:formula="of:=COM.MICROSOFT.CONCAT(COM.MICROSOFT.CONCAT(14-COUNTIF([.D3:.D17];0);&quot; eklenen, &quot;);COM.MICROSOFT.CONCAT(COUNTIF([.F3:.F17];&quot;Ekle&quot;)-(14-COUNTIF([.D3:.D17];0));&quot; eklenemeyen&quot;))" office:value-type="string" office:string-value="1 eklenen, 13 eklenemeyen" calcext:value-type="string">
            <text:p>1 eklenen, 13 eklenemeyen</text:p>
          </table:table-cell>
          <table:table-cell table:style-name="ce58" office:value-type="string" calcext:value-type="string" table:number-columns-spanned="5" table:number-rows-spanned="1">
            <text:p><text:a xlink:href="https://tinyurl.com/t3stc0d3" xlink:type="simple">başka bir sayfa: https://tinyurl.com/t3stc0d3 bu sayfa: https://tinyurl.com/1v3fk</text:a></text:p>
          </table:table-cell>
          <table:covered-table-cell table:number-columns-repeated="3" table:style-name="ce70"/>
          <table:covered-table-cell table:style-name="ce98"/>
          <table:table-cell table:style-name="ce100" table:number-columns-repeated="17"/>
          <table:table-cell table:number-columns-repeated="36"/>
        </table:table-row>
        <table:table-row table:style-name="ro6">
          <table:table-cell table:style-name="ce9" office:value-type="string" calcext:value-type="string" table:number-columns-spanned="5" table:number-rows-spanned="1">
            <text:p>Merkezde İsim için 1, Metin Girişi için 12-13 satıra istediğiniz Arapça metni girmekten ve Tablo Kodlarıyla Şedde Ayarlarını düzenlemekten hiç çekinmeyin. ٍSayfayı açar açmaz indirmeden düzenleyebilirsiniz. <text:s/>Facebook sayfamda Windows, Linux ve Android telefonlar için nasıl Arapça Klavye kurabileceğinizle ilgili Youtube videolarının bağlantıları var; kendiniz de aratabilirsiniz. Bu sayfanın amacı potansiyeli fark etmeyi sağlamaktır.</text:p>
          </table:table-cell>
          <table:covered-table-cell table:number-columns-repeated="3"/>
          <table:covered-table-cell table:style-name="ce41"/>
          <table:table-cell table:style-name="ce46" office:value-type="string" calcext:value-type="string">
            <text:p>Böylece test ettiğiniz değerleri silip yazmadan ekle-çıkar yapabilirsiniz.</text:p>
          </table:table-cell>
          <table:table-cell table:style-name="ce59" office:value-type="string" calcext:value-type="string" table:number-columns-spanned="4" table:number-rows-spanned="1">
            <text:p>Javascript Kodları da Var Web kodlayıcıları kullanabilir. Derlenmiş yazılımlara bel bağlamıyoruz; sınırsız hesaplama çeşitliliği yüzünden sınırlandırılmamış özelleştirmeye en uygun yöntem bizce makrolar kullanmak. Siz de altyapısında makrolarımızın yer aldığı, kendi hesaplama sayfalarını, paylaşacağınız zaman; lütfen kaynak gösterin.</text:p>
          </table:table-cell>
          <table:covered-table-cell table:number-columns-repeated="3" table:style-name="ce71"/>
          <table:table-cell table:style-name="ce99" office:value-type="string" calcext:value-type="string">
            <text:p><text:a xlink:href="https://github.com/metatronslove/abjad" xlink:type="simple">🢡 https://github.com/metatronslove/abjad</text:a></text:p>
          </table:table-cell>
          <table:table-cell table:style-name="ce18" table:number-columns-repeated="17"/>
          <table:table-cell table:number-columns-repeated="36"/>
        </table:table-row>
        <table:table-row table:style-name="ro7">
          <table:table-cell table:style-name="ce10" office:value-type="string" calcext:value-type="string">
            <text:p><text:a xlink:href="https://fb.watch/8MsByqZqo5/" xlink:type="simple">İsminin arapça yazılışı 🢡 https://fb.watch/8MsByqZqo5/</text:a></text:p>
          </table:table-cell>
          <table:table-cell table:style-name="ce25" table:number-columns-repeated="10"/>
          <table:table-cell table:style-name="ce18" table:number-columns-repeated="17"/>
          <table:table-cell table:number-columns-repeated="36"/>
        </table:table-row>
        <table:table-row table:style-name="ro8">
          <table:table-cell table:style-name="ce11" office:value-type="string" calcext:value-type="string" table:number-columns-spanned="11" table:number-rows-spanned="1">
            <text:p>Android Telefon veya Tabletinize Multilingual Multi language Çok dilli klavye indirmeyi deneyin. Arapça yazmak o kadar kolay.</text:p>
          </table:table-cell>
          <table:covered-table-cell table:number-columns-repeated="9" table:style-name="ce26"/>
          <table:covered-table-cell table:style-name="ce36"/>
          <table:table-cell table:style-name="ce18" table:number-columns-repeated="17"/>
          <table:table-cell table:number-columns-repeated="36"/>
        </table:table-row>
        <table:table-row table:style-name="ro7">
          <table:table-cell table:style-name="ce12" office:value-type="string" calcext:value-type="string" table:number-columns-spanned="1" table:number-rows-spanned="3">
            <text:p>⌨</text:p>
          </table:table-cell>
          <table:table-cell table:style-name="ce27" office:value-type="string" calcext:value-type="string">
            <text:p>Windows 🢡</text:p>
          </table:table-cell>
          <table:table-cell table:style-name="ce31" office:value-type="string" calcext:value-type="string" table:number-columns-spanned="2" table:number-rows-spanned="1">
            <text:p><text:a xlink:href="https://youtu.be/NshtyrOF7M4?fbclid=IwAR1Q83dAGND5neqsezFjuwyS_EfNO8Xr6IYt0U83lhT4i0j_p6DEb8yJ_ik" xlink:type="simple">https://youtu.be/NshtyrOF7M4</text:a></text:p>
          </table:table-cell>
          <table:covered-table-cell table:style-name="ce36"/>
          <table:table-cell table:style-name="ce42" office:value-type="string" calcext:value-type="string" table:number-columns-spanned="3" table:number-rows-spanned="1">
            <text:p>Dosyanın LibreOffice sürümü 🢡</text:p>
          </table:table-cell>
          <table:covered-table-cell table:style-name="ce26"/>
          <table:covered-table-cell table:style-name="ce36"/>
          <table:table-cell table:style-name="ce72" office:value-type="string" calcext:value-type="string" table:number-columns-spanned="2" table:number-rows-spanned="1">
            <text:p><text:a xlink:href="https://tinyurl.com/lov3rs1on" xlink:type="simple">https://tinyurl.com/lov3rs1on 🢡</text:a></text:p>
          </table:table-cell>
          <table:covered-table-cell table:style-name="ce36"/>
          <table:table-cell table:style-name="ce84" office:value-type="string" calcext:value-type="string">
            <text:p>makroları dosyaya ilişik</text:p>
          </table:table-cell>
          <table:table-cell table:style-name="ce84"/>
          <table:table-cell table:style-name="ce18" table:number-columns-repeated="17"/>
          <table:table-cell table:number-columns-repeated="36"/>
        </table:table-row>
        <table:table-row table:style-name="ro7">
          <table:covered-table-cell table:style-name="ce13"/>
          <table:table-cell table:style-name="ce27" office:value-type="string" calcext:value-type="string">
            <text:p>Linux 🢡</text:p>
          </table:table-cell>
          <table:table-cell table:style-name="ce31" office:value-type="string" calcext:value-type="string" table:number-columns-spanned="2" table:number-rows-spanned="1">
            <text:p><text:a xlink:href="https://youtu.be/VLipc-argKU?fbclid=IwAR2m8-5KI7hdY6QEpl5NkSlpOvHVJoY8uzyKdHH98kev-PxlaIs4Ngy2DAo" xlink:type="simple">https://youtu.be/VLipc-argKU</text:a></text:p>
          </table:table-cell>
          <table:covered-table-cell table:style-name="ce36"/>
          <table:table-cell table:style-name="ce42" office:value-type="string" calcext:value-type="string" table:number-columns-spanned="3" table:number-rows-spanned="1">
            <text:p>Makrolarla ilgili bazı notlar 🢡</text:p>
          </table:table-cell>
          <table:covered-table-cell table:style-name="ce26"/>
          <table:covered-table-cell table:style-name="ce36"/>
          <table:table-cell table:style-name="ce73" office:value-type="string" calcext:value-type="string" table:number-columns-spanned="2" table:number-rows-spanned="1">
            <text:p><text:a xlink:href="https://dosya.org/u6YL" xlink:type="simple">https://dosya.org/u6YL</text:a></text:p>
          </table:table-cell>
          <table:covered-table-cell table:style-name="ce36"/>
          <table:table-cell table:style-name="ce84" table:number-columns-repeated="2"/>
          <table:table-cell table:style-name="ce18" table:number-columns-repeated="17"/>
          <table:table-cell table:number-columns-repeated="36"/>
        </table:table-row>
        <table:table-row table:style-name="ro7">
          <table:covered-table-cell table:style-name="ce14"/>
          <table:table-cell table:style-name="ce27" office:value-type="string" calcext:value-type="string">
            <text:p>Android 🢡</text:p>
          </table:table-cell>
          <table:table-cell table:style-name="ce31" office:value-type="string" calcext:value-type="string" table:number-columns-spanned="2" table:number-rows-spanned="1">
            <text:p><text:a xlink:href="https://youtu.be/LUtbXZ7gvj8?fbclid=IwAR0PEdXEe5MDOk9R8fH3H45Ymia29UacgCsoid1tPjxIsdhlvI6ZibJgyP4" xlink:type="simple">https://youtu.be/LUtbXZ7gvj8</text:a></text:p>
          </table:table-cell>
          <table:covered-table-cell table:style-name="ce36"/>
          <table:table-cell table:style-name="ce42" office:value-type="string" calcext:value-type="string" table:number-columns-spanned="3" table:number-rows-spanned="1">
            <text:p>Ebced Hesaplayan Makrolar 🢡</text:p>
          </table:table-cell>
          <table:covered-table-cell table:style-name="ce26"/>
          <table:covered-table-cell table:style-name="ce36"/>
          <table:table-cell table:style-name="ce73" office:value-type="string" calcext:value-type="string" table:number-columns-spanned="2" table:number-rows-spanned="1">
            <text:p><text:a xlink:href="https://go.abdil.one/6" xlink:type="simple">https://go.abdil.one/6</text:a></text:p>
          </table:table-cell>
          <table:covered-table-cell table:style-name="ce36"/>
          <table:table-cell table:style-name="ce84" table:number-columns-repeated="2"/>
          <table:table-cell table:style-name="ce18" table:number-columns-repeated="17"/>
          <table:table-cell table:number-columns-repeated="36"/>
        </table:table-row>
        <table:table-row table:style-name="ro4">
          <table:table-cell table:style-name="ce15" office:value-type="string" calcext:value-type="string">
            <text:p>Hücrelerdeki yorumları önemseyelim.</text:p>
          </table:table-cell>
          <table:table-cell table:style-name="ce18" table:number-columns-repeated="6"/>
          <table:table-cell table:style-name="ce74" table:formula="of:=IF([.B3]&lt;6;HUDDAM([.J12];&quot;SUFLI&quot;);HUDDAM([.J12];&quot;SUFLI&quot;;1))" office:value-type="string" office:string-value="ظمبيوش" calcext:value-type="string">
            <text:p>ظمبيوش</text:p>
          </table:table-cell>
          <table:table-cell table:style-name="ce74" table:formula="of:=IF([.B3]&lt;6;HUDDAM([.J12];&quot;ŞER&quot;);HUDDAM([.J12];&quot;ŞER&quot;;1))" office:value-type="string" office:string-value="ظلططيش" calcext:value-type="string">
            <text:p>ظلططيش</text:p>
          </table:table-cell>
          <table:table-cell table:style-name="ce74" table:formula="of:=IF([.B3]&lt;6;HUDDAM([.J12];&quot;اروت&quot;);HUDDAM([.J12];&quot;اروت&quot;;1))" office:value-type="string" office:string-value="خنااروت" calcext:value-type="string">
            <text:p>خنااروت</text:p>
          </table:table-cell>
          <table:table-cell table:style-name="ce18" table:number-columns-repeated="18"/>
          <table:table-cell table:number-columns-repeated="36"/>
        </table:table-row>
        <table:table-row table:style-name="ro8">
          <table:table-cell table:style-name="ce15" office:value-type="string" calcext:value-type="string">
            <text:p>En doğru hesap iddası taşımamayı anlayalım.</text:p>
          </table:table-cell>
          <table:table-cell table:style-name="ce18" table:number-columns-repeated="6"/>
          <table:table-cell table:style-name="ce18" office:value-type="string" calcext:value-type="string">
            <text:p>Sufli</text:p>
          </table:table-cell>
          <table:table-cell table:style-name="ce18" office:value-type="string" calcext:value-type="string">
            <text:p>Şer</text:p>
          </table:table-cell>
          <table:table-cell table:style-name="ce18" office:value-type="string" calcext:value-type="string">
            <text:p>Gizli Güçler</text:p>
          </table:table-cell>
          <table:table-cell table:style-name="ce18" table:number-columns-repeated="18"/>
          <table:table-cell table:number-columns-repeated="36"/>
        </table:table-row>
        <table:table-row table:style-name="ro3">
          <table:table-cell table:style-name="ce16" office:value-type="string" calcext:value-type="string">
            <text:p><text:a xlink:href="https://youtu.be/QeXGj-AOqcY" xlink:type="simple">https://youtu.be/QeXGj-AOqcY</text:a></text:p>
          </table:table-cell>
          <table:table-cell table:style-name="ce159" office:value-type="string" calcext:value-type="string" table:number-columns-spanned="10" table:number-rows-spanned="1">
            <text:p>القارئ عبد الرحمن الماجد - سورة الفاتحة و آيات الرزق كل آية مكررة 3مرات رقية قوية بإذن الله</text:p>
          </table:table-cell>
          <table:covered-table-cell table:number-columns-repeated="9"/>
          <table:table-cell table:style-name="ce18" table:number-columns-repeated="17"/>
          <table:table-cell table:number-columns-repeated="36"/>
        </table:table-row>
        <table:table-row table:style-name="ro7">
          <table:table-cell table:style-name="ce17" office:value-type="string" calcext:value-type="string">
            <text:p><text:a xlink:href="https://t.co/ekHkxld01Y" xlink:type="simple">youtu.be/Eo2P-MGH_FY</text:a></text:p>
          </table:table-cell>
          <table:table-cell table:style-name="ce18" office:value-type="string" calcext:value-type="string">
            <text:p>ال</text:p>
          </table:table-cell>
          <table:table-cell table:style-name="ce18" table:number-columns-repeated="26"/>
          <table:table-cell table:number-columns-repeated="36"/>
        </table:table-row>
        <table:table-row table:style-name="ro7">
          <table:table-cell table:style-name="ce17" office:value-type="string" calcext:value-type="string">
            <text:p><text:a xlink:href="https://t.co/vEnJYs52YF" xlink:type="simple">youtu.be/bJyqJXCgcXw</text:a></text:p>
          </table:table-cell>
          <table:table-cell table:style-name="ce18" office:value-type="string" calcext:value-type="string">
            <text:p>م</text:p>
          </table:table-cell>
          <table:table-cell table:style-name="ce18" table:number-columns-repeated="26"/>
          <table:table-cell table:number-columns-repeated="36"/>
        </table:table-row>
        <table:table-row table:style-name="ro7">
          <table:table-cell table:style-name="ce17" office:value-type="string" calcext:value-type="string">
            <text:p><text:a xlink:href="https://t.co/dr7f9H4yjn" xlink:type="simple">youtu.be/1IMh51R7CFw</text:a></text:p>
          </table:table-cell>
          <table:table-cell table:style-name="ce18" office:value-type="string" calcext:value-type="string">
            <text:p>ن</text:p>
          </table:table-cell>
          <table:table-cell table:style-name="ce18"/>
          <table:table-cell table:style-name="ce37" office:value-type="string" calcext:value-type="string" table:number-columns-spanned="3" table:number-rows-spanned="2">
            <text:p><text:a xlink:href="https://tinyurl.com/huddam" xlink:type="simple">https://tinyurl.com/huddam</text:a></text:p>
          </table:table-cell>
          <table:covered-table-cell table:number-columns-repeated="2"/>
          <table:table-cell table:style-name="ce60" office:value-type="string" calcext:value-type="string" table:number-columns-spanned="3" table:number-rows-spanned="2">
            <text:p><text:a xlink:href="https://ebced.abdil.one/" xlink:type="simple">https://ebced.abdil.one/</text:a></text:p>
          </table:table-cell>
          <table:covered-table-cell table:number-columns-repeated="2"/>
          <table:table-cell table:style-name="ce18" table:number-columns-repeated="19"/>
          <table:table-cell table:number-columns-repeated="36"/>
        </table:table-row>
        <table:table-row table:style-name="ro7">
          <table:table-cell table:style-name="ce17" office:value-type="string" calcext:value-type="string">
            <text:p><text:a xlink:href="https://t.co/dgQ6rpy6AR" xlink:type="simple">youtu.be/eyVoxNu-V6s</text:a></text:p>
          </table:table-cell>
          <table:table-cell table:style-name="ce18" office:value-type="string" calcext:value-type="string">
            <text:p>ت</text:p>
          </table:table-cell>
          <table:table-cell table:style-name="ce18"/>
          <table:covered-table-cell table:number-columns-repeated="6"/>
          <table:table-cell table:style-name="ce18" table:number-columns-repeated="19"/>
          <table:table-cell table:number-columns-repeated="36"/>
        </table:table-row>
        <table:table-row table:style-name="ro7">
          <table:table-cell table:style-name="ce17" office:value-type="string" calcext:value-type="string">
            <text:p><text:a xlink:href="https://t.co/mBtNFFIfgc" xlink:type="simple">youtu.be/I-WXavCKFQo</text:a></text:p>
          </table:table-cell>
          <table:table-cell table:style-name="ce18" office:value-type="string" calcext:value-type="string">
            <text:p>ق</text:p>
          </table:table-cell>
          <table:table-cell table:style-name="ce18" table:number-columns-repeated="26"/>
          <table:table-cell table:number-columns-repeated="36"/>
        </table:table-row>
        <table:table-row table:style-name="ro7">
          <table:table-cell table:style-name="ce17" office:value-type="string" calcext:value-type="string">
            <text:p><text:a xlink:href="https://t.co/os7FQbP9ON" xlink:type="simple">youtu.be/K_qlwsIjXK0</text:a></text:p>
          </table:table-cell>
          <table:table-cell table:style-name="ce18" office:value-type="string" calcext:value-type="string">
            <text:p>م</text:p>
          </table:table-cell>
          <table:table-cell table:style-name="ce18" table:number-columns-repeated="26"/>
          <table:table-cell table:number-columns-repeated="36"/>
        </table:table-row>
        <table:table-row table:style-name="ro8">
          <table:table-cell table:style-name="ce147" office:value-type="string" calcext:value-type="string">
            <text:p>Sayfanın devamına böyle bağlantılar...</text:p>
          </table:table-cell>
          <table:table-cell table:style-name="ce18" table:number-columns-repeated="27"/>
          <table:table-cell table:number-columns-repeated="36"/>
        </table:table-row>
        <table:table-row table:style-name="ro7">
          <table:table-cell table:style-name="ce19" office:value-type="string" calcext:value-type="string">
            <text:p><text:a xlink:href="https://dosya.org/dvcbd" xlink:type="simple">https://dosya.org/dvcbd</text:a></text:p>
          </table:table-cell>
          <table:table-cell table:style-name="ce29" office:value-type="string" calcext:value-type="string" table:number-columns-spanned="3" table:number-rows-spanned="1">
            <text:p>Dosyanın LibreOffice sürümü 🢡NEW!</text:p>
          </table:table-cell>
          <table:covered-table-cell table:number-columns-repeated="2" table:style-name="ce26"/>
          <table:table-cell table:style-name="ce42" office:value-type="string" calcext:value-type="string" table:number-columns-spanned="3" table:number-rows-spanned="1">
            <text:p>makroları dosyaya ilişik</text:p>
          </table:table-cell>
          <table:covered-table-cell table:style-name="ce26"/>
          <table:covered-table-cell table:style-name="ce36"/>
          <table:table-cell table:style-name="ce18" table:number-columns-repeated="21"/>
          <table:table-cell table:number-columns-repeated="36"/>
        </table:table-row>
        <table:table-row table:style-name="ro8">
          <table:table-cell table:style-name="ce147" office:value-type="string" calcext:value-type="string">
            <text:p>by the power of the grey skull !</text:p>
          </table:table-cell>
          <table:table-cell table:style-name="ce18" table:number-columns-repeated="27"/>
          <table:table-cell table:number-columns-repeated="36"/>
        </table:table-row>
        <table:table-row table:style-name="ro8">
          <table:table-cell table:style-name="ce147" office:value-type="string" calcext:value-type="string">
            <text:p>Bu sayfadan daha fazlasını yapabilirsin</text:p>
          </table:table-cell>
          <table:table-cell table:style-name="ce18" table:number-columns-repeated="27"/>
          <table:table-cell table:number-columns-repeated="36"/>
        </table:table-row>
        <table:table-row table:style-name="ro8">
          <table:table-cell table:style-name="ce147" office:value-type="string" calcext:value-type="string">
            <text:p>makroları kullan.</text:p>
          </table:table-cell>
          <table:table-cell table:style-name="ce18" table:number-columns-repeated="27"/>
          <table:table-cell table:number-columns-repeated="36"/>
        </table:table-row>
        <table:table-row table:style-name="ro8" table:number-rows-repeated="965">
          <table:table-cell table:style-name="ce18" table:number-columns-repeated="28"/>
          <table:table-cell table:number-columns-repeated="36"/>
        </table:table-row>
        <table:table-row table:style-name="ro9" table:number-rows-repeated="1047572">
          <table:table-cell table:number-columns-repeated="64"/>
        </table:table-row>
        <table:table-row table:style-name="ro9">
          <table:table-cell table:number-columns-repeated="64"/>
        </table:table-row>
        <calcext:conditional-formats>
          <calcext:conditional-format calcext:target-range-address="'4ncü Derece'.F3:'4ncü Derece'.F3 '4ncü Derece'.F5:'4ncü Derece'.F17">
            <calcext:condition calcext:apply-style-name="ConditionalStyle_1" calcext:value="=&quot;Ekle&quot;" calcext:base-cell-address="'4ncü Derece'.F3"/>
          </calcext:conditional-format>
          <calcext:conditional-format calcext:target-range-address="'4ncü Derece'.F3:'4ncü Derece'.F3 '4ncü Derece'.F5:'4ncü Derece'.F17">
            <calcext:condition calcext:apply-style-name="ConditionalStyle_2" calcext:value="=&quot;Çıkar&quot;" calcext:base-cell-address="'4ncü Derece'.F3"/>
          </calcext:conditional-format>
          <calcext:conditional-format calcext:target-range-address="'4ncü Derece'.D3:'4ncü Derece'.D3 '4ncü Derece'.D5:'4ncü Derece'.D17">
            <calcext:condition calcext:apply-style-name="ConditionalStyle_3" calcext:value="=0" calcext:base-cell-address="'4ncü Derece'.D3"/>
          </calcext:conditional-format>
          <calcext:conditional-format calcext:target-range-address="'4ncü Derece'.A3:'4ncü Derece'.A3 '4ncü Derece'.A5:'4ncü Derece'.A17">
            <calcext:condition calcext:apply-style-name="ConditionalStyle_4" calcext:value="formula-is(LEN(TRIM([.A3]))&gt;0)" calcext:base-cell-address="'4ncü Derece'.A3"/>
          </calcext:conditional-format>
          <calcext:conditional-format calcext:target-range-address="'4ncü Derece'.J13:'4ncü Derece'.J13">
            <calcext:condition calcext:apply-style-name="ConditionalStyle_1" calcext:value="formula-is(LEN(TRIM([.J13]))&gt;0)" calcext:base-cell-address="'4ncü Derece'.J13"/>
          </calcext:conditional-format>
        </calcext:conditional-formats>
      </table:table>
      <table:table table:name="Ebced Ayrıntıları" table:style-name="ta2">
        <table:table-column table:style-name="co7" table:number-columns-repeated="3" table:default-cell-style-name="Default"/>
        <table:table-column table:style-name="co6" table:number-columns-repeated="61" table:default-cell-style-name="Default"/>
        <table:table-row table:style-name="ro3">
          <table:table-cell table:style-name="ce196" table:number-columns-spanned="3" table:number-rows-spanned="1"/>
          <table:covered-table-cell table:number-columns-repeated="2" table:style-name="ce196"/>
          <table:table-cell table:number-columns-repeated="61"/>
        </table:table-row>
        <table:table-row table:style-name="ro3">
          <table:table-cell table:style-name="ce112" table:formula="of:=[$'4ncü Derece'.A2]" office:value-type="string" office:string-value="🠳 Arapça İsim 🠳" calcext:value-type="string">
            <text:p>🠳 Arapça İsim 🠳</text:p>
          </table:table-cell>
          <table:table-cell table:style-name="ce246" table:formula="of:=[$'4ncü Derece'.A18]" office:value-type="string" office:string-value="Tablo kodu: Sağir ebced değeri 🜨" calcext:value-type="string">
            <text:p>Tablo kodu: Sağir ebced değeri 🜨</text:p>
          </table:table-cell>
          <table:table-cell table:style-name="ce112" office:value-type="string" calcext:value-type="string">
            <text:p>Kelime</text:p>
          </table:table-cell>
          <table:table-cell table:number-columns-repeated="61"/>
        </table:table-row>
        <table:table-row table:style-name="ro10">
          <table:table-cell table:style-name="ce242" table:formula="of:=[$'4ncü Derece'.A3]" office:value-type="string" office:string-value="الله" calcext:value-type="string">
            <text:p>الله</text:p>
          </table:table-cell>
          <table:table-cell table:style-name="ce247" table:formula="of:=IF([$'4ncü Derece'.C3]=1;ABJAD(SAF([$'4ncü Derece'.A3];&quot;&quot;);[$'4ncü Derece'.B3];[$'4ncü Derece'.C3];1);ABJAD([$'4ncü Derece'.A3];[$'4ncü Derece'.B3];[$'4ncü Derece'.C3];1))" office:value-type="string" office:string-value="[ا=1][ل=30][ل=30][ه=5]" calcext:value-type="string">
            <text:p>[ا=1][ل=30][ل=30][ه=5]</text:p>
          </table:table-cell>
          <table:table-cell table:style-name="ce247" table:formula="of:=IF([$'4ncü Derece'.C3]=1;WORDBYWORD(SAF([$'4ncü Derece'.A3];&quot;&quot;);[$'4ncü Derece'.B3];[$'4ncü Derece'.D3]);WORDBYWORD([$'4ncü Derece'.A3];[$'4ncü Derece'.B3];[$'4ncü Derece'.C3]))" office:value-type="string" office:string-value="الله ₍₆₆₎ " calcext:value-type="string">
            <text:p>الله ₍₆₆₎ </text:p>
          </table:table-cell>
          <table:table-cell table:number-columns-repeated="61"/>
        </table:table-row>
        <table:table-row table:style-name="ro3">
          <table:table-cell table:style-name="ce112" table:formula="of:=[$'4ncü Derece'.A4]" office:value-type="string" office:string-value="🠳 Arapça Metin Girişi 🠳" calcext:value-type="string">
            <text:p>🠳 Arapça Metin Girişi 🠳</text:p>
          </table:table-cell>
          <table:table-cell table:style-name="ce246" table:formula="of:=[$'4ncü Derece'.A18]" office:value-type="string" office:string-value="Tablo kodu: Sağir ebced değeri 🜨" calcext:value-type="string">
            <text:p>Tablo kodu: Sağir ebced değeri 🜨</text:p>
          </table:table-cell>
          <table:table-cell table:style-name="ce112" office:value-type="string" calcext:value-type="string">
            <text:p>Kelime</text:p>
          </table:table-cell>
          <table:table-cell table:number-columns-repeated="61"/>
        </table:table-row>
        <table:table-row table:style-name="ro10">
          <table:table-cell table:style-name="ce243" table:formula="of:=[$'4ncü Derece'.A5]" office:value-type="float" office:value="0" calcext:value-type="float">
            <text:p>0</text:p>
          </table:table-cell>
          <table:table-cell table:style-name="ce247" table:formula="of:=IF([$'4ncü Derece'.C5]=1;ABJAD(SAF([$'4ncü Derece'.A5];&quot;&quot;);[$'4ncü Derece'.B5];[$'4ncü Derece'.C5];1);ABJAD([$'4ncü Derece'.A5];[$'4ncü Derece'.B5];[$'4ncü Derece'.C5];1))">
            <text:p/>
          </table:table-cell>
          <table:table-cell table:style-name="ce247" table:formula="of:=IF([$'4ncü Derece'.C5]=1;WORDBYWORD(SAF([$'4ncü Derece'.A5];&quot;&quot;);[$'4ncü Derece'.B5];[$'4ncü Derece'.D5]);WORDBYWORD([$'4ncü Derece'.A5];[$'4ncü Derece'.B5];[$'4ncü Derece'.C5]))">
            <text:p/>
          </table:table-cell>
          <table:table-cell table:number-columns-repeated="61"/>
        </table:table-row>
        <table:table-row table:style-name="ro10">
          <table:table-cell table:style-name="ce243" table:formula="of:=[$'4ncü Derece'.A6]" office:value-type="float" office:value="0" calcext:value-type="float">
            <text:p>0</text:p>
          </table:table-cell>
          <table:table-cell table:style-name="ce247" table:formula="of:=IF([$'4ncü Derece'.C6]=1;ABJAD(SAF([$'4ncü Derece'.A6];&quot;&quot;);[$'4ncü Derece'.B6];[$'4ncü Derece'.C6];1);ABJAD([$'4ncü Derece'.A6];[$'4ncü Derece'.B6];[$'4ncü Derece'.C6];1))">
            <text:p/>
          </table:table-cell>
          <table:table-cell table:style-name="ce247" table:formula="of:=IF([$'4ncü Derece'.C6]=1;WORDBYWORD(SAF([$'4ncü Derece'.A6];&quot;&quot;);[$'4ncü Derece'.B6];[$'4ncü Derece'.D6]);WORDBYWORD([$'4ncü Derece'.A6];[$'4ncü Derece'.B6];[$'4ncü Derece'.C6]))">
            <text:p/>
          </table:table-cell>
          <table:table-cell table:number-columns-repeated="61"/>
        </table:table-row>
        <table:table-row table:style-name="ro10">
          <table:table-cell table:style-name="ce243" table:formula="of:=[$'4ncü Derece'.A7]" office:value-type="float" office:value="0" calcext:value-type="float">
            <text:p>0</text:p>
          </table:table-cell>
          <table:table-cell table:style-name="ce247" table:formula="of:=IF([$'4ncü Derece'.C7]=1;ABJAD(SAF([$'4ncü Derece'.A7];&quot;&quot;);[$'4ncü Derece'.B7];[$'4ncü Derece'.C7];1);ABJAD([$'4ncü Derece'.A7];[$'4ncü Derece'.B7];[$'4ncü Derece'.C7];1))">
            <text:p/>
          </table:table-cell>
          <table:table-cell table:style-name="ce247" table:formula="of:=IF([$'4ncü Derece'.C7]=1;WORDBYWORD(SAF([$'4ncü Derece'.A7];&quot;&quot;);[$'4ncü Derece'.B7];[$'4ncü Derece'.D7]);WORDBYWORD([$'4ncü Derece'.A7];[$'4ncü Derece'.B7];[$'4ncü Derece'.C7]))">
            <text:p/>
          </table:table-cell>
          <table:table-cell table:number-columns-repeated="61"/>
        </table:table-row>
        <table:table-row table:style-name="ro10">
          <table:table-cell table:style-name="ce243" table:formula="of:=[$'4ncü Derece'.A8]" office:value-type="float" office:value="0" calcext:value-type="float">
            <text:p>0</text:p>
          </table:table-cell>
          <table:table-cell table:style-name="ce247" table:formula="of:=IF([$'4ncü Derece'.C8]=1;ABJAD(SAF([$'4ncü Derece'.A8];&quot;&quot;);[$'4ncü Derece'.B8];[$'4ncü Derece'.C8];1);ABJAD([$'4ncü Derece'.A8];[$'4ncü Derece'.B8];[$'4ncü Derece'.C8];1))">
            <text:p/>
          </table:table-cell>
          <table:table-cell table:style-name="ce247" table:formula="of:=IF([$'4ncü Derece'.C8]=1;WORDBYWORD(SAF([$'4ncü Derece'.A8];&quot;&quot;);[$'4ncü Derece'.B8];[$'4ncü Derece'.D8]);WORDBYWORD([$'4ncü Derece'.A8];[$'4ncü Derece'.B8];[$'4ncü Derece'.C8]))">
            <text:p/>
          </table:table-cell>
          <table:table-cell table:number-columns-repeated="61"/>
        </table:table-row>
        <table:table-row table:style-name="ro10">
          <table:table-cell table:style-name="ce243" table:formula="of:=[$'4ncü Derece'.A9]" office:value-type="float" office:value="0" calcext:value-type="float">
            <text:p>0</text:p>
          </table:table-cell>
          <table:table-cell table:style-name="ce247" table:formula="of:=IF([$'4ncü Derece'.C9]=1;ABJAD(SAF([$'4ncü Derece'.A9];&quot;&quot;);[$'4ncü Derece'.B9];[$'4ncü Derece'.C9];1);ABJAD([$'4ncü Derece'.A9];[$'4ncü Derece'.B9];[$'4ncü Derece'.C9];1))">
            <text:p/>
          </table:table-cell>
          <table:table-cell table:style-name="ce247" table:formula="of:=IF([$'4ncü Derece'.C9]=1;WORDBYWORD(SAF([$'4ncü Derece'.A9];&quot;&quot;);[$'4ncü Derece'.B9];[$'4ncü Derece'.D9]);WORDBYWORD([$'4ncü Derece'.A9];[$'4ncü Derece'.B9];[$'4ncü Derece'.C9]))">
            <text:p/>
          </table:table-cell>
          <table:table-cell table:number-columns-repeated="61"/>
        </table:table-row>
        <table:table-row table:style-name="ro10">
          <table:table-cell table:style-name="ce243" table:formula="of:=[$'4ncü Derece'.A10]" office:value-type="float" office:value="0" calcext:value-type="float">
            <text:p>0</text:p>
          </table:table-cell>
          <table:table-cell table:style-name="ce247" table:formula="of:=IF([$'4ncü Derece'.C10]=1;ABJAD(SAF([$'4ncü Derece'.A10];&quot;&quot;);[$'4ncü Derece'.B10];[$'4ncü Derece'.C10];1);ABJAD([$'4ncü Derece'.A10];[$'4ncü Derece'.B10];[$'4ncü Derece'.C10];1))">
            <text:p/>
          </table:table-cell>
          <table:table-cell table:style-name="ce247" table:formula="of:=IF([$'4ncü Derece'.C10]=1;WORDBYWORD(SAF([$'4ncü Derece'.A10];&quot;&quot;);[$'4ncü Derece'.B10];[$'4ncü Derece'.D10]);WORDBYWORD([$'4ncü Derece'.A10];[$'4ncü Derece'.B10];[$'4ncü Derece'.C10]))">
            <text:p/>
          </table:table-cell>
          <table:table-cell table:number-columns-repeated="61"/>
        </table:table-row>
        <table:table-row table:style-name="ro10">
          <table:table-cell table:style-name="ce243" table:formula="of:=[$'4ncü Derece'.A11]" office:value-type="float" office:value="0" calcext:value-type="float">
            <text:p>0</text:p>
          </table:table-cell>
          <table:table-cell table:style-name="ce247" table:formula="of:=IF([$'4ncü Derece'.C11]=1;ABJAD(SAF([$'4ncü Derece'.A11];&quot;&quot;);[$'4ncü Derece'.B11];[$'4ncü Derece'.C11];1);ABJAD([$'4ncü Derece'.A11];[$'4ncü Derece'.B11];[$'4ncü Derece'.C11];1))">
            <text:p/>
          </table:table-cell>
          <table:table-cell table:style-name="ce247" table:formula="of:=IF([$'4ncü Derece'.C11]=1;WORDBYWORD(SAF([$'4ncü Derece'.A11];&quot;&quot;);[$'4ncü Derece'.B11];[$'4ncü Derece'.D11]);WORDBYWORD([$'4ncü Derece'.A11];[$'4ncü Derece'.B11];[$'4ncü Derece'.C11]))">
            <text:p/>
          </table:table-cell>
          <table:table-cell table:number-columns-repeated="61"/>
        </table:table-row>
        <table:table-row table:style-name="ro10">
          <table:table-cell table:style-name="ce243" table:formula="of:=[$'4ncü Derece'.A12]" office:value-type="float" office:value="0" calcext:value-type="float">
            <text:p>0</text:p>
          </table:table-cell>
          <table:table-cell table:style-name="ce247" table:formula="of:=IF([$'4ncü Derece'.C12]=1;ABJAD(SAF([$'4ncü Derece'.A12];&quot;&quot;);[$'4ncü Derece'.B12];[$'4ncü Derece'.C12];1);ABJAD([$'4ncü Derece'.A12];[$'4ncü Derece'.B12];[$'4ncü Derece'.C12];1))">
            <text:p/>
          </table:table-cell>
          <table:table-cell table:style-name="ce247" table:formula="of:=IF([$'4ncü Derece'.C12]=1;WORDBYWORD(SAF([$'4ncü Derece'.A12];&quot;&quot;);[$'4ncü Derece'.B12];[$'4ncü Derece'.D12]);WORDBYWORD([$'4ncü Derece'.A12];[$'4ncü Derece'.B12];[$'4ncü Derece'.C12]))">
            <text:p/>
          </table:table-cell>
          <table:table-cell table:number-columns-repeated="61"/>
        </table:table-row>
        <table:table-row table:style-name="ro10">
          <table:table-cell table:style-name="ce243" table:formula="of:=[$'4ncü Derece'.A13]" office:value-type="float" office:value="0" calcext:value-type="float">
            <text:p>0</text:p>
          </table:table-cell>
          <table:table-cell table:style-name="ce247" table:formula="of:=IF([$'4ncü Derece'.C13]=1;ABJAD(SAF([$'4ncü Derece'.A13];&quot;&quot;);[$'4ncü Derece'.B13];[$'4ncü Derece'.C13];1);ABJAD([$'4ncü Derece'.A13];[$'4ncü Derece'.B13];[$'4ncü Derece'.C13];1))">
            <text:p/>
          </table:table-cell>
          <table:table-cell table:style-name="ce247" table:formula="of:=IF([$'4ncü Derece'.C13]=1;WORDBYWORD(SAF([$'4ncü Derece'.A13];&quot;&quot;);[$'4ncü Derece'.B13];[$'4ncü Derece'.D13]);WORDBYWORD([$'4ncü Derece'.A13];[$'4ncü Derece'.B13];[$'4ncü Derece'.C13]))">
            <text:p/>
          </table:table-cell>
          <table:table-cell table:number-columns-repeated="61"/>
        </table:table-row>
        <table:table-row table:style-name="ro10">
          <table:table-cell table:style-name="ce243" table:formula="of:=[$'4ncü Derece'.A14]" office:value-type="float" office:value="0" calcext:value-type="float">
            <text:p>0</text:p>
          </table:table-cell>
          <table:table-cell table:style-name="ce247" table:formula="of:=IF([$'4ncü Derece'.C14]=1;ABJAD(SAF([$'4ncü Derece'.A14];&quot;&quot;);[$'4ncü Derece'.B14];[$'4ncü Derece'.C14];1);ABJAD([$'4ncü Derece'.A14];[$'4ncü Derece'.B14];[$'4ncü Derece'.C14];1))">
            <text:p/>
          </table:table-cell>
          <table:table-cell table:style-name="ce247" table:formula="of:=IF([$'4ncü Derece'.C14]=1;WORDBYWORD(SAF([$'4ncü Derece'.A14];&quot;&quot;);[$'4ncü Derece'.B14];[$'4ncü Derece'.D14]);WORDBYWORD([$'4ncü Derece'.A14];[$'4ncü Derece'.B14];[$'4ncü Derece'.C14]))">
            <text:p/>
          </table:table-cell>
          <table:table-cell table:number-columns-repeated="61"/>
        </table:table-row>
        <table:table-row table:style-name="ro10">
          <table:table-cell table:style-name="ce243" table:formula="of:=[$'4ncü Derece'.A15]" office:value-type="float" office:value="0" calcext:value-type="float">
            <text:p>0</text:p>
          </table:table-cell>
          <table:table-cell table:style-name="ce247" table:formula="of:=IF([$'4ncü Derece'.C15]=1;ABJAD(SAF([$'4ncü Derece'.A15];&quot;&quot;);[$'4ncü Derece'.B15];[$'4ncü Derece'.C15];1);ABJAD([$'4ncü Derece'.A15];[$'4ncü Derece'.B15];[$'4ncü Derece'.C15];1))">
            <text:p/>
          </table:table-cell>
          <table:table-cell table:style-name="ce247" table:formula="of:=IF([$'4ncü Derece'.C15]=1;WORDBYWORD(SAF([$'4ncü Derece'.A15];&quot;&quot;);[$'4ncü Derece'.B15];[$'4ncü Derece'.D15]);WORDBYWORD([$'4ncü Derece'.A15];[$'4ncü Derece'.B15];[$'4ncü Derece'.C15]))">
            <text:p/>
          </table:table-cell>
          <table:table-cell table:number-columns-repeated="61"/>
        </table:table-row>
        <table:table-row table:style-name="ro10">
          <table:table-cell table:style-name="ce243" table:formula="of:=[$'4ncü Derece'.A16]" office:value-type="float" office:value="0" calcext:value-type="float">
            <text:p>0</text:p>
          </table:table-cell>
          <table:table-cell table:style-name="ce247" table:formula="of:=IF([$'4ncü Derece'.C16]=1;ABJAD(SAF([$'4ncü Derece'.A16];&quot;&quot;);[$'4ncü Derece'.B16];[$'4ncü Derece'.C16];1);ABJAD([$'4ncü Derece'.A16];[$'4ncü Derece'.B16];[$'4ncü Derece'.C16];1))">
            <text:p/>
          </table:table-cell>
          <table:table-cell table:style-name="ce247" table:formula="of:=IF([$'4ncü Derece'.C16]=1;WORDBYWORD(SAF([$'4ncü Derece'.A16];&quot;&quot;);[$'4ncü Derece'.B16];[$'4ncü Derece'.D16]);WORDBYWORD([$'4ncü Derece'.A16];[$'4ncü Derece'.B16];[$'4ncü Derece'.C16]))">
            <text:p/>
          </table:table-cell>
          <table:table-cell table:number-columns-repeated="61"/>
        </table:table-row>
        <table:table-row table:style-name="ro10">
          <table:table-cell table:style-name="ce243" table:formula="of:=[$'4ncü Derece'.A17]" office:value-type="float" office:value="0" calcext:value-type="float">
            <text:p>0</text:p>
          </table:table-cell>
          <table:table-cell table:style-name="ce247" table:formula="of:=IF([$'4ncü Derece'.C17]=1;ABJAD(SAF([$'4ncü Derece'.A17];&quot;&quot;);[$'4ncü Derece'.B17];[$'4ncü Derece'.C17];1);ABJAD([$'4ncü Derece'.A17];[$'4ncü Derece'.B17];[$'4ncü Derece'.C17];1))">
            <text:p/>
          </table:table-cell>
          <table:table-cell table:style-name="ce247" table:formula="of:=IF([$'4ncü Derece'.C17]=1;WORDBYWORD(SAF([$'4ncü Derece'.A17];&quot;&quot;);[$'4ncü Derece'.B17];[$'4ncü Derece'.D17]);WORDBYWORD([$'4ncü Derece'.A17];[$'4ncü Derece'.B17];[$'4ncü Derece'.C17]))">
            <text:p/>
          </table:table-cell>
          <table:table-cell table:number-columns-repeated="61"/>
        </table:table-row>
        <table:table-row table:style-name="ro3">
          <table:table-cell table:style-name="ce114" office:value-type="string" calcext:value-type="string">
            <text:p>Şedde Ayarı 🢡</text:p>
          </table:table-cell>
          <table:table-cell table:style-name="ce114" table:formula="of:=IF([$'4ncü Derece'.C3] = 1; &quot;Şeddeli harfi tek sefer hesaba kat&quot;; &quot;Şeddeli harfi iki kere hesaba kat&quot;)" office:value-type="string" office:string-value="Şeddeli harfi tek sefer hesaba kat" calcext:value-type="string">
            <text:p>Şeddeli harfi tek sefer hesaba kat</text:p>
          </table:table-cell>
          <table:table-cell table:style-name="ce114" office:value-type="string" calcext:value-type="string">
            <text:p>Kelime</text:p>
          </table:table-cell>
          <table:table-cell table:number-columns-repeated="61"/>
        </table:table-row>
        <table:table-row table:style-name="ro8" table:number-rows-repeated="985">
          <table:table-cell table:style-name="ce115"/>
          <table:table-cell table:style-name="ce117"/>
          <table:table-cell table:number-columns-repeated="62"/>
        </table:table-row>
        <table:table-row table:style-name="ro9" table:number-rows-repeated="1047572">
          <table:table-cell table:number-columns-repeated="64"/>
        </table:table-row>
        <table:table-row table:style-name="ro9">
          <table:table-cell table:number-columns-repeated="64"/>
        </table:table-row>
      </table:table>
      <table:table table:name="Vefk Hakkında Yardım" table:style-name="ta3">
        <table:table-column table:style-name="co8" table:default-cell-style-name="Default"/>
        <table:table-column table:style-name="co9" table:default-cell-style-name="Default"/>
        <table:table-column table:style-name="co6" table:number-columns-repeated="62" table:default-cell-style-name="Default"/>
        <table:table-row table:style-name="ro11">
          <table:table-cell table:style-name="ce230" office:value-type="string" calcext:value-type="string">
            <text:p><text:a xlink:href="https://tinyurl.com/1v3fk" xlink:type="simple">https://tinyurl.com/1v3fk için yardımcı not</text:a></text:p>
          </table:table-cell>
          <table:table-cell table:style-name="ce237"/>
          <table:table-cell table:number-columns-repeated="62"/>
        </table:table-row>
        <table:table-row table:style-name="ro8">
          <table:table-cell table:style-name="ce231"/>
          <table:table-cell table:style-name="ce238"/>
          <table:table-cell table:number-columns-repeated="62"/>
        </table:table-row>
        <table:table-row table:style-name="ro11">
          <table:table-cell table:style-name="ce231" office:value-type="string" calcext:value-type="string">
            <text:p>AÇIKLAMA</text:p>
          </table:table-cell>
          <table:table-cell table:style-name="ce238"/>
          <table:table-cell table:number-columns-repeated="62"/>
        </table:table-row>
        <table:table-row table:style-name="ro8" table:number-rows-repeated="2">
          <table:table-cell table:style-name="ce232"/>
          <table:table-cell table:style-name="ce238"/>
          <table:table-cell table:number-columns-repeated="62"/>
        </table:table-row>
        <table:table-row table:style-name="ro12">
          <table:table-cell table:style-name="ce232" office:value-type="string" calcext:value-type="string">
            <text:p>Bu Google E-tablolar sayfası; Sahur Özel’in Ebced Hesaplayan Makrolarını Kullanarak hesaplamalar yapmakta ve merkez hanesine arapça isminizi yerleştirebileceğiniz müselles yani 3’lü bir sihirli kare hesaplatmaktadır. Bunu hint rakamlarıyla yazdığı için gelenekteki ismiyle müselles vefk adını alır.</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3">
          <table:table-cell table:style-name="ce232" office:value-type="string" calcext:value-type="string">
            <text:p>Kendiniz için olağan kaideleriyle bir vefk hesaplatmak istediğinizde şu aşamaları takip etmeli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3">
          <table:table-cell table:style-name="ce232" office:value-type="string" calcext:value-type="string">
            <text:p>1 – A2 hücresine arapça isminizi ve validenizin ismini erkekseniz isminiz BİN validenizin ismi; kadınsanız isminiz BİNTİ validenizin ismi şeklinde girer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3">
          <table:table-cell table:style-name="ce232" office:value-type="string" calcext:value-type="string">
            <text:p>2 – B2 hücresinden geleneksel hesap yöntemi olan 1’i yani sağir ebced tablosunu seçmeli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3">
          <table:table-cell table:style-name="ce232" office:value-type="string" calcext:value-type="string">
            <text:p>3 – B3 hücresinden şeddeli harfleri tek sefer hesaba katmak için 1; iki kere hesaplatmak için 2 girebilir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2">
          <table:table-cell table:style-name="ce232" office:value-type="string" calcext:value-type="string">
            <text:p>4 – A4’ten A16’ya kadar olan satırlara gireceğiniz her arapça metnin ebced değeri vefk’in toplamına eklenecektir. Buraya tek bir isim de girebilirsiniz ve gireceğiniz isimlerin ebced değeri Merkeze yazılacak ismin ebced değerinden daha fazla olabilse güzel olur.</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1">
          <table:table-cell table:style-name="ce232" office:value-type="string" calcext:value-type="string">
            <text:p>5 – H11 hücresindeki bast tekrar adedini erkekseniz 5’e kadınsanız 4’e ayarlarsını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3">
          <table:table-cell table:style-name="ce232" office:value-type="string" calcext:value-type="string">
            <text:p>6 – H12 hücresinden yapacağınız çalışmanın içeriğine uygun olan vefk vazifelisi türünü seçebilir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4">
          <table:table-cell table:style-name="ce232" office:value-type="string" calcext:value-type="string">
            <text:p>7 – Hesaplanan vefki ve hüddam ismini niyetinizle birlikte iki kağıda aktarmalısınız; birisini katlayıp sürekli taşıyacaksınız; diğerini de okumalarınızı yaparken elinizde bulunduracaksını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2">
          <table:table-cell table:style-name="ce232" office:value-type="string" calcext:value-type="string">
            <text:p>En yalın şekliyle böyle bir mantığı var. Daha geniş araştırmalar yaptığınızda; vefk hesaplamalarınızın otomasyonunu sağlamak için Elektronik Tablolama yazılımları Google E-Tablolar ve LibreOffice Hesap Tablosu Calc’te Sahur Özel’in Ebced Hesaplayan Makrolarını Örnek alarak kendi kodlamalarınızı yapabilir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1">
          <table:table-cell table:style-name="ce233" office:value-type="string" calcext:value-type="string">
            <text:p><text:a xlink:href="https://metatronslove.github.io/abjad/" xlink:type="simple">https://metatronslove.github.io/abjad/</text:a></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8">
          <table:table-cell table:style-name="ce234"/>
          <table:table-cell table:style-name="ce239"/>
          <table:table-cell table:number-columns-repeated="62"/>
        </table:table-row>
        <table:table-row table:style-name="ro8" table:number-rows-repeated="4">
          <table:table-cell table:style-name="ce235"/>
          <table:table-cell table:number-columns-repeated="63"/>
        </table:table-row>
        <table:table-row table:style-name="ro8" table:number-rows-repeated="968">
          <table:table-cell table:style-name="ce236"/>
          <table:table-cell table:number-columns-repeated="63"/>
        </table:table-row>
        <table:table-row table:style-name="ro9" table:number-rows-repeated="1047575">
          <table:table-cell table:number-columns-repeated="64"/>
        </table:table-row>
        <table:table-row table:style-name="ro9">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ce style:name="Comfortaa" svg:font-family="Comfortaa"/>
    <style:font-face style:name="Lobster" svg:font-family="Lobster"/>
    <style:font-face style:name="Merriweather" svg:font-family="Merriweather"/>
    <style:font-face style:name="Scheherazade New" svg:font-family="'Scheherazade New'"/>
    <style:font-face style:name="Verdana" svg:font-family="Verdan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UI" svg:font-family="'Noto Sans U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
      <number:scientific-number number:decimal-places="1" number:min-decimal-places="1" number:min-integer-digits="1" number:min-exponent-digits="1" number:exponent-interval="3" number:forced-exponent-sign="true"/>
    </number:number-style>
    <number:time-style style:name="N112">
      <number:minutes number:style="long"/>
      <number:text>:</number:text>
      <number:seconds number:style="long" number:decimal-places="1"/>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time-style>
    <number:number-style style:name="N115P0" style:volatile="true">
      <number:number number:decimal-places="0" number:min-decimal-places="0" number:min-integer-digits="1" number:grouping="true"/>
      <number:text> TL</number:text>
    </number:number-style>
    <number:number-style style:name="N115">
      <number:text>-</number:text>
      <number:number number:decimal-places="0" number:min-decimal-places="0" number:min-integer-digits="1" number:grouping="true"/>
      <number:text> TL</number:text>
      <style:map style:condition="value()&gt;=0" style:apply-style-name="N115P0"/>
    </number:number-style>
    <number:number-style style:name="N116P0" style:volatile="true">
      <number:number number:decimal-places="0" number:min-decimal-places="0" number:min-integer-digits="1" number:grouping="true"/>
      <number:text> TL</number:text>
    </number:number-style>
    <number:number-style style:name="N116">
      <style:text-properties fo:color="#ff0000"/>
      <number:text>-</number:text>
      <number:number number:decimal-places="0" number:min-decimal-places="0" number:min-integer-digits="1" number:grouping="true"/>
      <number:text> TL</number:text>
      <style:map style:condition="value()&gt;=0" style:apply-style-name="N116P0"/>
    </number:number-style>
    <number:number-style style:name="N117P0" style:volatile="true">
      <number:number number:decimal-places="2" number:min-decimal-places="2" number:min-integer-digits="1" number:grouping="true"/>
      <number:text> TL</number:text>
    </number:number-style>
    <number:number-style style:name="N117">
      <number:text>-</number:text>
      <number:number number:decimal-places="2" number:min-decimal-places="2" number:min-integer-digits="1" number:grouping="true"/>
      <number:text> TL</number:text>
      <style:map style:condition="value()&gt;=0" style:apply-style-name="N117P0"/>
    </number:number-style>
    <number:number-style style:name="N118P0" style:volatile="true">
      <number:number number:decimal-places="2" number:min-decimal-places="2" number:min-integer-digits="1" number:grouping="true"/>
      <number:text> TL</number:text>
    </number:number-style>
    <number:number-style style:name="N118">
      <style:text-properties fo:color="#ff0000"/>
      <number:text>-</number:text>
      <number:number number:decimal-places="2" number:min-decimal-places="2" number:min-integer-digits="1" number:grouping="true"/>
      <number:text> TL</number:text>
      <style:map style:condition="value()&gt;=0" style:apply-style-name="N118P0"/>
    </number:number-style>
    <number:date-style style:name="N119">
      <number:day number:style="long"/>
      <number:text>.</number:text>
      <number:month number:textual="true"/>
      <number:text>.</number:text>
      <number:year/>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TL </number:text>
    </number:number-style>
    <number:number-style style:name="N128P1" style:volatile="true">
      <number:text>-</number:text>
      <number:fill-character> </number:fill-character>
      <number:number number:decimal-places="0" number:min-decimal-places="0" number:min-integer-digits="1" number:grouping="true"/>
      <number:text> TL </number:text>
    </number:number-style>
    <number:number-style style:name="N128P2" style:volatile="true">
      <number:text> </number:text>
      <number:fill-character> </number:fill-character>
      <number:text>- TL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TL </number:text>
    </number:number-style>
    <number:number-style style:name="N130P1" style:volatile="true">
      <number:text>-</number:text>
      <number:fill-character> </number:fill-character>
      <number:number number:decimal-places="2" number:min-decimal-places="2" number:min-integer-digits="1" number:grouping="true"/>
      <number:text> TL </number:text>
    </number:number-style>
    <number:number-style style:name="N130P2" style:volatile="true">
      <number:text> </number:text>
      <number:fill-character> </number:fill-character>
      <number:text>-</number:text>
      <number:number number:decimal-places="0" number:min-decimal-places="0" number:min-integer-digits="0"/>
      <number:text> TL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currency-style style:name="N1012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4P2" style:volatile="true" number:language="en" number:country="US">
      <number:currency-symbol/>
      <number:fill-character> </number:fill-character>
      <number:text>- </number:text>
    </number:currency-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8P2" style:volatile="true" number:language="en" number:country="US">
      <number:text> </number:text>
      <number:fill-character> </number:fill-character>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date-style style:name="N10133"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ext> </number:text>
      <number:am-pm/>
    </number:time-style>
    <number:time-style style:name="N10137" number:language="en" number:country="US">
      <number:hours/>
      <number:text>:</number:text>
      <number:minutes number:style="long"/>
      <number:text> </number:text>
      <number:am-pm/>
    </number:time-style>
    <number:date-style style:name="N10138" number:language="en" number:country="US">
      <number:month number:textual="true"/>
      <number:text>-</number:text>
      <number:year/>
    </number:date-style>
    <number:date-style style:name="N10139" number:language="en" number:country="US">
      <number:day/>
      <number:text>-</number:text>
      <number:month number:textual="true"/>
    </number:date-style>
    <number:date-style style:name="N10140" number:language="en" number:country="US">
      <number:day/>
      <number:text>-</number:text>
      <number:month number:textual="true"/>
      <number:text>-</number:text>
      <number:year/>
    </number:date-style>
    <number:date-style style:name="N10141" number:language="en" number:country="US">
      <number:month/>
      <number:text>/</number:text>
      <number:day/>
      <number:text>/</number:text>
      <number:year number:style="long"/>
    </number:date-style>
    <number:currency-style style:name="N1014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number:currency-style style:name="N10148P0" style:volatile="true" number:language="en" number:country="US">
      <number:currency-symbol/>
      <number:number number:decimal-places="2" number:min-decimal-places="2" number:min-integer-digits="1" number:grouping="true"/>
      <number:text> </number:text>
    </number:currency-style>
    <number:currency-style style:name="N10148" number:language="en" number:country="US">
      <number:text>(</number:text>
      <number:currency-symbol/>
      <number:number number:decimal-places="2" number:min-decimal-places="2" number:min-integer-digits="1" number:grouping="true"/>
      <number:text>)</number:text>
      <style:map style:condition="value()&gt;=0" style:apply-style-name="N10148P0"/>
    </number:currency-style>
    <number:currency-style style:name="N10150P0" style:volatile="true" number:language="en" number:country="US">
      <number:currency-symbol/>
      <number:number number:decimal-places="0" number:min-decimal-places="0" number:min-integer-digits="1" number:grouping="true"/>
      <number:text> </number:text>
    </number:currency-style>
    <number:currency-style style:name="N1015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0P0"/>
    </number:currency-style>
    <number:number-style style:name="N10154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4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4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currency-style style:name="N10155P0" style:volatile="true" number:language="en" number:country="US">
      <number:currency-symbol/>
      <number:number number:decimal-places="0" number:min-decimal-places="0" number:min-integer-digits="1" number:grouping="true"/>
      <number:text> </number:text>
    </number:currency-style>
    <number:currency-style style:name="N10155" number:language="en" number:country="US">
      <number:text>(</number:text>
      <number:currency-symbol/>
      <number:number number:decimal-places="0" number:min-decimal-places="0" number:min-integer-digits="1" number:grouping="true"/>
      <number:text>)</number:text>
      <style:map style:condition="value()&gt;=0" style:apply-style-name="N10155P0"/>
    </number:currency-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text-properties fo:color="#6aa84f"/>
    </style:style>
    <style:style style:name="ConditionalStyle_5f_2" style:display-name="ConditionalStyle_2" style:family="table-cell" style:parent-style-name="Default">
      <style:table-cell-properties fo:background-color="#f4cccc"/>
      <style:text-properties fo:color="#e06666"/>
    </style:style>
    <style:style style:name="ConditionalStyle_5f_3" style:display-name="ConditionalStyle_3" style:family="table-cell" style:parent-style-name="Default">
      <style:table-cell-properties fo:background-color="#cfe2f3"/>
      <style:text-properties fo:color="#e06666"/>
    </style:style>
    <style:style style:name="ConditionalStyle_5f_4" style:display-name="ConditionalStyle_4" style:family="table-cell" style:parent-style-name="Default">
      <style:table-cell-properties fo:background-color="#ffffff"/>
      <style:text-properties fo:color="#000080"/>
    </style:style>
    <draw:marker draw:name="Arrowheads_20_1" draw:display-name="Arrowheads 1" svg:viewBox="0 0 20 30" svg:d="M10 0l-10 30h20z"/>
    <draw:marker draw:name="Çizgi_20_ucu_20_1" draw:display-name="Çizgi ucu 1" svg:viewBox="0 0 20 30" svg:d="M10 0l-10 30h20z"/>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3">00.00.0000</text:date>, <text:time style:data-style-name="N2" text:time-value="23:49:32.789190389">00:00:00</text:time></text:p>
        </style:region-right>
      </style:header>
      <style:header-left style:display="false"/>
      <style:footer>
        <text:p>Sayfa <text:page-number>1</text:page-number><text:s/>/ <text:page-count>99</text:page-count></text:p>
      </style:footer>
      <style:footer-left style:display="false"/>
    </style:master-page>
    <style:master-page style:name="PageStyle_5f_4ncü_20_Derece" style:display-name="PageStyle_4ncü Derece" style:page-layout-name="Mpm3">
      <style:header style:display="false"/>
      <style:header-left style:display="false"/>
      <style:footer style:display="false"/>
      <style:footer-left style:display="false"/>
    </style:master-page>
    <style:master-page style:name="PageStyle_5f_Ebced_20_Ayrıntıları" style:display-name="PageStyle_Ebced Ayrıntıları" style:page-layout-name="Mpm4">
      <style:header style:display="false"/>
      <style:header-left style:display="false"/>
      <style:footer style:display="false"/>
      <style:footer-left style:display="false"/>
    </style:master-page>
    <style:master-page style:name="PageStyle_5f_Vefk_20_Hakkında_20_Yardım" style:display-name="PageStyle_Vefk Hakkında Yardım"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3-05-03T23:56:22.279707414</dc:date>
    <meta:editing-duration>PT11H58M29S</meta:editing-duration>
    <meta:editing-cycles>27</meta:editing-cycles>
    <meta:document-statistic meta:table-count="3" meta:cell-count="275"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mode, eacher As String
    Dim GH, H       As String: GH = ""
    Select Case method
    Case 2, 8, 13 : method = method - 1 : mode = "eacher"
    Case 7, 12 : mode = "regular"
    Case Else : method = 1 : mode = "regular"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eacher = ""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If CInt(hpart(counter)) &gt; 0 Then
                For counted = 1 To counter - 1
                    Select Case method
                    Case 7: eacher = eacher &amp; "ش"
                    Case 12: eacher = eacher &amp; "ظ"
                    Case Else: eacher = eacher &amp; "غ"
                    End Select
                Next
            Else
            End If
            If mode = "eacher" Then GH = GH &amp; eacher : eacher = ""
            ReDim H, eacher
            H = ""
        Next
        If mode = "regular" Then GH = GH &amp; eacher : eacher = ""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